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Times New Roman1" svg:font-family="'Times New Roman', serif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CYR" svg:font-family="'Arial CYR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73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3.251cm"/>
    </style:style>
    <style:style style:name="Table1.C" style:family="table-column">
      <style:table-column-properties style:column-width="3.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" style:family="table">
      <style:table-properties style:width="18.191cm" fo:margin-left="0cm" table:align="left" style:writing-mode="lr-tb"/>
    </style:style>
    <style:style style:name="Table2.A" style:family="table-column">
      <style:table-column-properties style:column-width="0.728cm"/>
    </style:style>
    <style:style style:name="Table2.B" style:family="table-column">
      <style:table-column-properties style:column-width="0.536cm"/>
    </style:style>
    <style:style style:name="Table2.C" style:family="table-column">
      <style:table-column-properties style:column-width="1.538cm"/>
    </style:style>
    <style:style style:name="Table2.M" style:family="table-column">
      <style:table-column-properties style:column-width="1.545cm"/>
    </style:style>
    <style:style style:name="Table2.1" style:family="table-row">
      <style:table-row-properties style:min-row-height="0.767cm"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C1" style:family="table-cell">
      <style:table-cell-properties style:vertical-align="top" fo:padding="0.097cm" fo:border="0.1pt solid #000000" style:writing-mode="lr-tb"/>
    </style:style>
    <style:style style:name="Table2.2" style:family="table-row">
      <style:table-row-properties style:min-row-height="0.621cm" fo:keep-together="auto"/>
    </style:style>
    <style:style style:name="Table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4" style:family="table">
      <style:table-properties style:width="18.441cm" table:align="left" style:writing-mode="lr-tb"/>
    </style:style>
    <style:style style:name="Table4.A" style:family="table-column">
      <style:table-column-properties style:column-width="10.954cm"/>
    </style:style>
    <style:style style:name="Table4.B" style:family="table-column">
      <style:table-column-properties style:column-width="2.249cm"/>
    </style:style>
    <style:style style:name="Table4.D" style:family="table-column">
      <style:table-column-properties style:column-width="2.99cm"/>
    </style:style>
    <style:style style:name="Table4.A1" style:family="table-cell">
      <style:table-cell-properties style:vertical-align="middle"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4.C1" style:family="table-cell">
      <style:table-cell-properties style:vertical-align="middle" fo:padding="0.049cm" fo:border="1pt solid #000000"/>
    </style:style>
    <style:style style:name="Table4.D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4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4.C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4.D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Table5" style:family="table">
      <style:table-properties style:width="17.85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3.293cm"/>
    </style:style>
    <style:style style:name="Table5.C" style:family="table-column">
      <style:table-column-properties style:column-width="1.501cm"/>
    </style:style>
    <style:style style:name="Table5.D" style:family="table-column">
      <style:table-column-properties style:column-width="1.496cm"/>
    </style:style>
    <style:style style:name="Table5.H" style:family="table-column">
      <style:table-column-properties style:column-width="3.187cm"/>
    </style:style>
    <style:style style:name="Table5.A1" style:family="table-cell">
      <style:table-cell-properties fo:padding="0.049cm" fo:border="1pt solid #000000"/>
    </style:style>
    <style:style style:name="Table5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5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5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7" style:family="table">
      <style:table-properties style:width="18.441cm" table:align="left" style:writing-mode="lr-tb"/>
    </style:style>
    <style:style style:name="Table7.A" style:family="table-column">
      <style:table-column-properties style:column-width="10.954cm"/>
    </style:style>
    <style:style style:name="Table7.B" style:family="table-column">
      <style:table-column-properties style:column-width="2.249cm"/>
    </style:style>
    <style:style style:name="Table7.D" style:family="table-column">
      <style:table-column-properties style:column-width="2.99cm"/>
    </style:style>
    <style:style style:name="Table7.A1" style:family="table-cell">
      <style:table-cell-properties style:vertical-align="middle"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7.C1" style:family="table-cell">
      <style:table-cell-properties style:vertical-align="middle" fo:padding="0.049cm" fo:border="1pt solid #000000"/>
    </style:style>
    <style:style style:name="Table7.D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7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7.C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7.D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Table6" style:family="table">
      <style:table-properties style:width="17.859cm" table:align="left" style:writing-mode="lr-tb"/>
    </style:style>
    <style:style style:name="Table6.A" style:family="table-column">
      <style:table-column-properties style:column-width="3.889cm"/>
    </style:style>
    <style:style style:name="Table6.B" style:family="table-column">
      <style:table-column-properties style:column-width="3.293cm"/>
    </style:style>
    <style:style style:name="Table6.C" style:family="table-column">
      <style:table-column-properties style:column-width="1.501cm"/>
    </style:style>
    <style:style style:name="Table6.D" style:family="table-column">
      <style:table-column-properties style:column-width="1.496cm"/>
    </style:style>
    <style:style style:name="Table6.H" style:family="table-column">
      <style:table-column-properties style:column-width="3.187cm"/>
    </style:style>
    <style:style style:name="Table6.A1" style:family="table-cell">
      <style:table-cell-properties fo:padding="0.049cm" fo:border="1pt solid #000000"/>
    </style:style>
    <style:style style:name="Table6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6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6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" style:family="table">
      <style:table-properties style:width="15.789cm" fo:margin-left="-0.9cm" table:align="left" style:writing-mode="lr-tb"/>
    </style:style>
    <style:style style:name="Table3.A" style:family="table-column">
      <style:table-column-properties style:column-width="1.538cm"/>
    </style:style>
    <style:style style:name="Table3.B" style:family="table-column">
      <style:table-column-properties style:column-width="0.843cm"/>
    </style:style>
    <style:style style:name="Table3.C" style:family="table-column">
      <style:table-column-properties style:column-width="1.219cm"/>
    </style:style>
    <style:style style:name="Table3.1" style:family="table-row">
      <style:table-row-properties style:min-row-height="0.767cm"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97cm" fo:border="0.1pt solid #000000" style:writing-mode="lr-tb"/>
    </style:style>
    <style:style style:name="Table3.2" style:family="table-row">
      <style:table-row-properties style:min-row-height="0.684cm" fo:keep-together="auto"/>
    </style:style>
    <style:style style:name="Table3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6" style:family="table-cell">
      <style:table-cell-properties style:vertical-align="top" fo:background-color="#fffbc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3.M6" style:family="table-cell">
      <style:table-cell-properties style:vertical-align="top" fo:background-color="#fffbc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3.A18" style:family="table-cell">
      <style:table-cell-properties style:vertical-align="top" fo:background-color="#fff9ae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3.M18" style:family="table-cell">
      <style:table-cell-properties style:vertical-align="top" fo:background-color="#fff9ae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Standard">
      <style:text-properties fo:font-size="16pt" fo:font-style="italic" style:font-size-asian="16pt" style:font-style-asian="italic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6pt"/>
    </style:style>
    <style:style style:name="P8" style:family="paragraph" style:parent-style-name="Standard">
      <style:text-properties fo:font-size="14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6pt" style:font-style-complex="italic" style:font-weight-complex="bold"/>
    </style:style>
    <style:style style:name="P10" style:family="paragraph" style:parent-style-name="Standard">
      <style:text-properties fo:font-size="14pt" style:font-size-asian="14pt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7d931"/>
    </style:style>
    <style:style style:name="P12" style:family="paragraph" style:parent-style-name="Standard">
      <style:paragraph-properties fo:text-align="start" style:justify-single-word="false"/>
      <style:text-properties officeooo:paragraph-rsid="00113196"/>
    </style:style>
    <style:style style:name="P13" style:family="paragraph" style:parent-style-name="Standard">
      <style:paragraph-properties fo:text-align="start" style:justify-single-word="false"/>
      <style:text-properties officeooo:paragraph-rsid="00117712"/>
    </style:style>
    <style:style style:name="P14" style:family="paragraph" style:parent-style-name="Standard">
      <style:text-properties officeooo:paragraph-rsid="0007b00a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rsid="00139b48" officeooo:paragraph-rsid="00139b48"/>
    </style:style>
    <style:style style:name="P16" style:family="paragraph" style:parent-style-name="Standard">
      <style:paragraph-properties fo:text-align="center" style:justify-single-word="false"/>
      <style:text-properties officeooo:rsid="00159785" officeooo:paragraph-rsid="00159785"/>
    </style:style>
    <style:style style:name="P17" style:family="paragraph" style:parent-style-name="Standard">
      <style:paragraph-properties fo:margin-left="10.001cm" fo:margin-right="0cm" fo:text-indent="0cm" style:auto-text-indent="false"/>
      <style:text-properties fo:font-size="14pt" style:font-size-asian="14pt" style:font-size-complex="16pt" style:font-style-complex="italic" style:font-weight-complex="bold"/>
    </style:style>
    <style:style style:name="P18" style:family="paragraph" style:parent-style-name="Standard">
      <style:paragraph-properties fo:margin-left="11.001cm" fo:margin-right="0cm" fo:text-indent="-1cm" style:auto-text-indent="false"/>
      <style:text-properties fo:font-size="16pt" fo:font-style="italic" style:font-size-asian="16pt" style:font-style-asian="italic" style:font-size-complex="16pt" style:font-weight-complex="bold"/>
    </style:style>
    <style:style style:name="P19" style:family="paragraph" style:parent-style-name="Standard">
      <style:paragraph-properties fo:margin-left="11.001cm" fo:margin-right="0cm" fo:text-indent="-1cm" style:auto-text-indent="false"/>
      <style:text-properties fo:font-size="14pt" style:font-size-asian="14pt" style:font-size-complex="16pt" style:font-style-complex="italic" style:font-weight-complex="bold"/>
    </style:style>
    <style:style style:name="P20" style:family="paragraph" style:parent-style-name="Standard">
      <style:paragraph-properties fo:margin-left="12.488cm" fo:margin-right="0cm" fo:text-indent="1.249cm" style:auto-text-indent="false"/>
    </style:style>
    <style:style style:name="P21" style:family="paragraph" style:parent-style-name="Standard">
      <style:paragraph-properties fo:margin-left="12.488cm" fo:margin-right="0cm" fo:text-indent="1.249cm" style:auto-text-indent="false"/>
      <style:text-properties fo:font-size="14pt" style:font-size-asian="14pt" style:font-size-complex="16pt" style:font-style-complex="italic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</style:style>
    <style:style style:name="P23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  <style:text-properties officeooo:paragraph-rsid="001a41a7"/>
    </style:style>
    <style:style style:name="P24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  <style:text-properties fo:font-size="14pt" officeooo:paragraph-rsid="001a41a7" style:font-size-asian="14pt" style:font-size-complex="14pt"/>
    </style:style>
    <style:style style:name="P26" style:family="paragraph" style:parent-style-name="Heading_20_7">
      <style:text-properties fo:font-size="14pt" style:font-size-asian="14pt" style:font-size-complex="14pt"/>
    </style:style>
    <style:style style:name="P27" style:family="paragraph" style:parent-style-name="Основной_20_первый">
      <style:text-properties style:font-name="Times New Roman" fo:font-size="14pt" officeooo:paragraph-rsid="002614be" style:font-size-asian="14pt" style:font-name-complex="Times New Roman"/>
    </style:style>
    <style:style style:name="P28" style:family="paragraph" style:parent-style-name="Основной_20_первый">
      <style:paragraph-properties fo:margin-left="0cm" fo:margin-right="0cm" fo:text-indent="0cm" style:auto-text-indent="false" fo:keep-with-next="always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Text_20_body">
      <style:paragraph-properties fo:margin-left="0cm" fo:margin-right="0cm" fo:text-indent="0cm" style:auto-text-indent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cm" fo:text-indent="0cm" style:auto-text-indent="false"/>
      <style:text-properties officeooo:paragraph-rsid="00320ce7"/>
    </style:style>
    <style:style style:name="P35" style:family="paragraph" style:parent-style-name="Список_20_с_20_дефисом">
      <style:text-properties style:font-name="Times New Roman" fo:font-size="14pt" style:font-size-asian="14pt" style:font-name-complex="Times New Roman"/>
    </style:style>
    <style:style style:name="P36" style:family="paragraph" style:parent-style-name="Стиль1_20_Знак">
      <style:text-properties style:font-name="Times New Roman" fo:font-size="14pt" style:font-size-asian="14pt" style:font-name-complex="Times New Roman" style:font-size-complex="14pt" style:font-weight-complex="bold"/>
    </style:style>
    <style:style style:name="P37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38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size-complex="14pt" style:font-weight-complex="bold"/>
    </style:style>
    <style:style style:name="P39" style:family="paragraph" style:parent-style-name="Heading_20_2">
      <style:paragraph-properties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40" style:family="paragraph" style:parent-style-name="Heading_20_2">
      <style:text-properties officeooo:paragraph-rsid="00320ce7"/>
    </style:style>
    <style:style style:name="P41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42" style:family="paragraph" style:parent-style-name="Text_20_body">
      <style:paragraph-properties fo:text-align="start" style:justify-single-word="false"/>
      <style:text-properties fo:font-weight="bold" officeooo:paragraph-rsid="00113196"/>
    </style:style>
    <style:style style:name="P43" style:family="paragraph" style:parent-style-name="Text_20_body">
      <style:paragraph-properties fo:text-align="start" style:justify-single-word="false"/>
      <style:text-properties fo:font-weight="bold" officeooo:paragraph-rsid="00320ce7"/>
    </style:style>
    <style:style style:name="P44" style:family="paragraph" style:parent-style-name="Text_20_body">
      <style:text-properties officeooo:paragraph-rsid="00320ce7"/>
    </style:style>
    <style:style style:name="P45" style:family="paragraph" style:parent-style-name="Text_20_body">
      <style:paragraph-properties fo:margin-left="0cm" fo:margin-right="0cm" fo:text-indent="0.25cm" style:auto-text-indent="false"/>
      <style:text-properties style:font-name="Times New Roman" fo:font-size="14pt" style:font-size-asian="14pt" style:font-name-complex="Times New Roman" style:font-size-complex="14pt"/>
    </style:style>
    <style:style style:name="P46" style:family="paragraph" style:parent-style-name="Text_20_body">
      <style:paragraph-properties fo:margin-left="0cm" fo:margin-right="0cm" fo:text-indent="1cm" style:auto-text-indent="false"/>
      <style:text-properties style:font-name="Times New Roman" fo:font-size="14pt" style:font-size-asian="14pt" style:font-name-complex="Times New Roman"/>
    </style:style>
    <style:style style:name="P47" style:family="paragraph" style:parent-style-name="Text_20_body">
      <style:paragraph-properties fo:margin-left="0cm" fo:margin-right="0cm" fo:margin-top="0.212cm" fo:margin-bottom="0.499cm" loext:contextual-spacing="false" fo:text-align="center" style:justify-single-word="false" fo:text-indent="1cm" style:auto-text-indent="false"/>
      <style:text-properties fo:font-weight="bold"/>
    </style:style>
    <style:style style:name="P48" style:family="paragraph" style:parent-style-name="Text_20_body">
      <style:paragraph-properties fo:margin-left="0cm" fo:margin-right="0cm" fo:margin-top="0.212cm" fo:margin-bottom="0.499cm" loext:contextual-spacing="false" fo:text-align="center" style:justify-single-word="false" fo:text-indent="1cm" style:auto-text-indent="false"/>
      <style:text-properties fo:font-weight="bold" officeooo:paragraph-rsid="00320ce7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 style:snap-to-layout-grid="false"/>
    </style:style>
    <style:style style:name="P51" style:family="paragraph" style:parent-style-name="Table_20_Contents">
      <style:paragraph-properties fo:text-align="center" style:justify-single-word="false" style:snap-to-layout-grid="false"/>
      <style:text-properties officeooo:paragraph-rsid="0007b00a"/>
    </style:style>
    <style:style style:name="P52" style:family="paragraph" style:parent-style-name="Table_20_Contents">
      <style:paragraph-properties fo:text-align="center" style:justify-single-word="false"/>
      <style:text-properties officeooo:paragraph-rsid="0007b00a"/>
    </style:style>
    <style:style style:name="P53" style:family="paragraph" style:parent-style-name="Table_20_Contents">
      <style:paragraph-properties fo:text-align="center" style:justify-single-word="false"/>
      <style:text-properties officeooo:rsid="0009c682" officeooo:paragraph-rsid="0009c682"/>
    </style:style>
    <style:style style:name="P54" style:family="paragraph" style:parent-style-name="Table_20_Contents">
      <style:paragraph-properties fo:text-align="end" style:justify-single-word="false"/>
      <style:text-properties officeooo:paragraph-rsid="0007b00a"/>
    </style:style>
    <style:style style:name="P55" style:family="paragraph" style:parent-style-name="Table_20_Contents">
      <style:paragraph-properties fo:text-align="end" style:justify-single-word="false" style:snap-to-layout-grid="false"/>
      <style:text-properties officeooo:paragraph-rsid="0007b00a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officeooo:paragraph-rsid="0007b00a" fo:background-color="#fffbcc"/>
    </style:style>
    <style:style style:name="P57" style:family="paragraph" style:parent-style-name="Table_20_Contents">
      <style:paragraph-properties fo:text-align="center" style:justify-single-word="false"/>
      <style:text-properties officeooo:paragraph-rsid="0007b00a" fo:background-color="#fffbcc"/>
    </style:style>
    <style:style style:name="P58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59" style:family="paragraph" style:parent-style-name="Table_20_Contents">
      <style:paragraph-properties fo:text-align="center" style:justify-single-word="false"/>
      <style:text-properties fo:font-size="8pt" officeooo:rsid="000d1194" officeooo:paragraph-rsid="000d1194" style:font-size-asian="8pt" style:font-size-complex="8pt" style:text-rotation-angle="90" style:text-rotation-scale="line-height"/>
    </style:style>
    <style:style style:name="P60" style:family="paragraph" style:parent-style-name="Table_20_Contents">
      <style:paragraph-properties fo:text-align="center" style:justify-single-word="false"/>
      <style:text-properties officeooo:rsid="000dc71f" officeooo:paragraph-rsid="000dc71f"/>
    </style:style>
    <style:style style:name="P61" style:family="paragraph" style:parent-style-name="Table_20_Contents">
      <style:paragraph-properties fo:text-align="center" style:justify-single-word="false" style:snap-to-layout-grid="false"/>
      <style:text-properties fo:language="en" fo:country="US" officeooo:rsid="000f62cc" officeooo:paragraph-rsid="000f62cc"/>
    </style:style>
    <style:style style:name="P62" style:family="paragraph" style:parent-style-name="Список_20_с_20_дефисом">
      <style:paragraph-properties fo:margin-top="0cm" fo:margin-bottom="0cm" loext:contextual-spacing="false"/>
      <style:text-properties style:font-name="Times New Roman" fo:font-size="14pt" officeooo:paragraph-rsid="001460fa" style:font-size-asian="14pt"/>
    </style:style>
    <style:style style:name="P63" style:family="paragraph" style:parent-style-name="Список_20_с_20_дефисом">
      <style:paragraph-properties fo:margin-top="0cm" fo:margin-bottom="0cm" loext:contextual-spacing="false"/>
      <style:text-properties style:font-name="Times New Roman" fo:font-size="14pt" fo:language="ru" fo:country="RU" officeooo:rsid="00159785" officeooo:paragraph-rsid="00159785" style:font-size-asian="14pt"/>
    </style:style>
    <style:style style:name="P64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 style:shadow="none">
        <style:tab-stops/>
        <style:drop-cap/>
      </style:paragraph-properties>
    </style:style>
    <style:style style:name="P65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 style:shadow="none">
        <style:tab-stops/>
        <style:drop-cap/>
      </style:paragraph-properties>
      <style:text-properties officeooo:paragraph-rsid="002d8c94"/>
    </style:style>
    <style:style style:name="P66" style:family="paragraph" style:parent-style-name="Standard" style:master-page-name="">
      <loext:graphic-properties draw:fill="none"/>
      <style:paragraph-properties fo:margin-left="1cm" fo:margin-right="0cm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7.124cm"/>
        </style:tab-stops>
      </style:paragraph-properties>
      <style:text-properties fo:font-weight="bold" officeooo:rsid="00166912" officeooo:paragraph-rsid="00166912" style:font-weight-asian="bold" style:font-weight-complex="bold" fo:hyphenate="false" fo:hyphenation-remain-char-count="2" fo:hyphenation-push-char-count="2"/>
    </style:style>
    <style:style style:name="P67" style:family="paragraph" style:parent-style-name="Standard">
      <loext:graphic-properties draw:fill="none"/>
      <style:paragraph-properties fo:margin-left="1cm" fo:margin-right="0cm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124cm"/>
        </style:tab-stops>
      </style:paragraph-properties>
      <style:text-properties officeooo:rsid="00166912" officeooo:paragraph-rsid="00166912" fo:hyphenate="false" fo:hyphenation-remain-char-count="2" fo:hyphenation-push-char-count="2"/>
    </style:style>
    <style:style style:name="P68" style:family="paragraph" style:parent-style-name="Список_20_с_20_дефисом" style:master-page-name="">
      <style:paragraph-properties style:page-number="auto"/>
      <style:text-properties officeooo:paragraph-rsid="00269461"/>
    </style:style>
    <style:style style:name="P69" style:family="paragraph" style:parent-style-name="Standard" style:master-page-name="">
      <loext:graphic-properties draw:fill="none"/>
      <style:paragraph-properties fo:margin-left="1.3cm" fo:margin-right="0cm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0.318cm"/>
        </style:tab-stops>
      </style:paragraph-properties>
      <style:text-properties officeooo:paragraph-rsid="00113196" fo:hyphenate="false" fo:hyphenation-remain-char-count="2" fo:hyphenation-push-char-count="2"/>
    </style:style>
    <style:style style:name="P70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71" style:family="paragraph" style:parent-style-name="Table_20_Contents">
      <style:paragraph-properties fo:margin-left="0.25cm" fo:margin-right="0.309cm" fo:margin-top="0cm" fo:margin-bottom="0cm" loext:contextual-spacing="false" fo:text-align="start" style:justify-single-word="false" fo:text-indent="0cm" style:auto-text-indent="false"/>
    </style:style>
    <style:style style:name="P72" style:family="paragraph" style:parent-style-name="Table_20_Contents">
      <style:paragraph-properties fo:margin-top="0.212cm" fo:margin-bottom="0cm" loext:contextual-spacing="false"/>
    </style:style>
    <style:style style:name="P73" style:family="paragraph" style:parent-style-name="Table_20_Contents">
      <style:paragraph-properties fo:margin-top="0.212cm" fo:margin-bottom="0cm" loext:contextual-spacing="false" fo:text-align="center" style:justify-single-word="false"/>
    </style:style>
    <style:style style:name="P74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paragraph-rsid="00320ce7"/>
    </style:style>
    <style:style style:name="P75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 fo:language="en" fo:country="US"/>
    </style:style>
    <style:style style:name="P76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 fo:language="en" fo:country="US" officeooo:paragraph-rsid="00320ce7"/>
    </style:style>
    <style:style style:name="P77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/>
    </style:style>
    <style:style style:name="P78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 officeooo:paragraph-rsid="00320ce7"/>
    </style:style>
    <style:style style:name="P79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 officeooo:rsid="0033e9c2" officeooo:paragraph-rsid="0033e9c2"/>
    </style:style>
    <style:style style:name="P80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0pt" fo:font-weight="bold"/>
    </style:style>
    <style:style style:name="P81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0pt" fo:font-weight="bold" officeooo:paragraph-rsid="00320ce7"/>
    </style:style>
    <style:style style:name="P82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0pt"/>
    </style:style>
    <style:style style:name="P83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0pt" officeooo:paragraph-rsid="00320ce7"/>
    </style:style>
    <style:style style:name="P84" style:family="paragraph" style:parent-style-name="Table_20_Contents">
      <style:paragraph-properties fo:margin-top="0.212cm" fo:margin-bottom="0cm" loext:contextual-spacing="false" fo:text-align="justify" style:justify-single-word="false"/>
    </style:style>
    <style:style style:name="P85" style:family="paragraph" style:parent-style-name="Table_20_Contents">
      <style:paragraph-properties fo:margin-top="0.212cm" fo:margin-bottom="0cm" loext:contextual-spacing="false" fo:text-align="justify" style:justify-single-word="false"/>
      <style:text-properties officeooo:paragraph-rsid="00320ce7"/>
    </style:style>
    <style:style style:name="P86" style:family="paragraph" style:parent-style-name="Table_20_Contents">
      <style:paragraph-properties fo:margin-top="0.212cm" fo:margin-bottom="0cm" loext:contextual-spacing="false"/>
      <style:text-properties officeooo:paragraph-rsid="00320ce7"/>
    </style:style>
    <style:style style:name="P87" style:family="paragraph" style:parent-style-name="Список_20_с_20_дефисом">
      <loext:graphic-properties draw:fill="none"/>
      <style:paragraph-properties fo:margin-top="0.212cm" fo:margin-bottom="0cm" loext:contextual-spacing="false" style:line-height-at-least="0.494cm" fo:text-align="justify" style:justify-single-word="false" fo:orphans="2" fo:widows="2" fo:hyphenation-ladder-count="no-limit" fo:background-color="transparent" style:text-autospace="none" style:punctuation-wrap="simple" style:vertical-align="baseline">
        <style:tab-stops>
          <style:tab-stop style:position="1.27cm"/>
          <style:tab-stop style:position="1.9cm"/>
          <style:tab-stop style:position="2cm"/>
        </style:tab-stops>
      </style:paragraph-properties>
      <style:text-properties style:font-name="Times New Roman" fo:font-size="14pt" officeooo:paragraph-rsid="00269461" style:font-size-asian="14pt" style:font-name-complex="Times New Roman" fo:hyphenate="false" fo:hyphenation-remain-char-count="2" fo:hyphenation-push-char-count="2"/>
    </style:style>
    <style:style style:name="P88" style:family="paragraph" style:parent-style-name="Table_20_Contents">
      <style:paragraph-properties fo:margin-left="0cm" fo:margin-right="0cm" fo:margin-top="0.212cm" fo:margin-bottom="0cm" loext:contextual-spacing="false" fo:text-align="justify" style:justify-single-word="false" fo:text-indent="0.06cm" style:auto-text-indent="false"/>
    </style:style>
    <style:style style:name="P89" style:family="paragraph" style:parent-style-name="Table_20_Contents">
      <style:paragraph-properties fo:margin-left="0cm" fo:margin-right="0cm" fo:margin-top="0.212cm" fo:margin-bottom="0cm" loext:contextual-spacing="false" fo:text-align="justify" style:justify-single-word="false" fo:text-indent="0.06cm" style:auto-text-indent="false"/>
      <style:text-properties officeooo:paragraph-rsid="00320ce7"/>
    </style:style>
    <style:style style:name="P90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.06cm" style:auto-text-indent="false"/>
    </style:style>
    <style:style style:name="P91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.06cm" style:auto-text-indent="false"/>
      <style:text-properties officeooo:paragraph-rsid="00320ce7"/>
    </style:style>
    <style:style style:name="P92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.06cm" style:auto-text-indent="false"/>
      <style:text-properties fo:font-size="10pt"/>
    </style:style>
    <style:style style:name="P93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.06cm" style:auto-text-indent="false"/>
      <style:text-properties fo:font-size="10pt" officeooo:paragraph-rsid="00320ce7"/>
    </style:style>
    <style:style style:name="P94" style:family="paragraph" style:parent-style-name="Список_20_с_20_дефисом">
      <loext:graphic-properties draw:fill="none"/>
      <style:paragraph-properties fo:margin-left="0.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101cm" style:auto-text-indent="false" fo:background-color="transparent" style:text-autospace="none" style:punctuation-wrap="simple" style:vertical-align="baseline">
        <style:tab-stops>
          <style:tab-stop style:position="1.27cm"/>
          <style:tab-stop style:position="1.9cm"/>
          <style:tab-stop style:position="2cm"/>
        </style:tab-stops>
      </style:paragraph-properties>
      <style:text-properties style:font-name="Times New Roman" fo:font-size="14pt" officeooo:paragraph-rsid="00269461" style:font-size-asian="14pt" style:font-name-complex="Times New Roman" fo:hyphenate="false" fo:hyphenation-remain-char-count="2" fo:hyphenation-push-char-count="2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1.501cm" style:auto-text-indent="false" fo:background-color="transparent" style:shadow="none"/>
      <style:text-properties style:font-name="Times New Roman"/>
    </style:style>
    <style:style style:name="P9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1.501cm" style:auto-text-indent="false" fo:background-color="transparent" style:shadow="none"/>
      <style:text-properties style:font-name="Times New Roman" officeooo:paragraph-rsid="00320ce7"/>
    </style:style>
    <style:style style:name="P97" style:family="paragraph" style:parent-style-name="Text_20_body">
      <style:paragraph-properties fo:margin-left="0cm" fo:margin-right="0cm" fo:margin-top="0.212cm" fo:margin-bottom="0.499cm" loext:contextual-spacing="false" fo:text-indent="1.251cm" style:auto-text-indent="false"/>
    </style:style>
    <style:style style:name="P98" style:family="paragraph" style:parent-style-name="Text_20_body">
      <style:paragraph-properties fo:margin-left="0cm" fo:margin-right="0cm" fo:margin-top="0.212cm" fo:margin-bottom="0.499cm" loext:contextual-spacing="false" fo:text-indent="1.251cm" style:auto-text-indent="false"/>
      <style:text-properties fo:font-weight="bold"/>
    </style:style>
    <style:style style:name="P99" style:family="paragraph" style:parent-style-name="Text_20_body">
      <style:paragraph-properties fo:margin-left="0cm" fo:margin-right="0cm" fo:margin-top="0.212cm" fo:margin-bottom="0.499cm" loext:contextual-spacing="false" fo:text-indent="1.251cm" style:auto-text-indent="false"/>
      <style:text-properties fo:font-weight="bold" officeooo:paragraph-rsid="00320ce7"/>
    </style:style>
    <style:style style:name="P100" style:family="paragraph" style:parent-style-name="Text_20_body">
      <style:paragraph-properties fo:margin-left="0cm" fo:margin-right="0cm" fo:margin-top="0.212cm" fo:margin-bottom="0.499cm" loext:contextual-spacing="false" fo:text-indent="1.251cm" style:auto-text-indent="false"/>
      <style:text-properties officeooo:paragraph-rsid="00320ce7"/>
    </style:style>
    <style:style style:name="P101" style:family="paragraph" style:parent-style-name="Text_20_body">
      <style:paragraph-properties fo:margin-left="0.25cm" fo:margin-right="0cm" fo:margin-top="0.212cm" fo:margin-bottom="0.499cm" loext:contextual-spacing="false" fo:text-indent="1.27cm" style:auto-text-indent="false"/>
    </style:style>
    <style:style style:name="P102" style:family="paragraph" style:parent-style-name="Text_20_body">
      <style:paragraph-properties fo:margin-left="0.25cm" fo:margin-right="0cm" fo:margin-top="0.212cm" fo:margin-bottom="0.499cm" loext:contextual-spacing="false" fo:text-indent="1.27cm" style:auto-text-indent="false"/>
      <style:text-properties officeooo:paragraph-rsid="00320ce7"/>
    </style:style>
    <style:style style:name="P103" style:family="paragraph" style:parent-style-name="Text_20_body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3cm" style:auto-text-indent="false" fo:background-color="transparent"/>
      <style:text-properties style:font-name="Times New Roman" fo:font-size="12pt" fo:hyphenate="false" fo:hyphenation-remain-char-count="2" fo:hyphenation-push-char-count="2"/>
    </style:style>
    <style:style style:name="P104" style:family="paragraph" style:parent-style-name="Text_20_body" style:master-page-name="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3cm" style:auto-text-indent="false" style:page-number="auto" fo:background-color="transparent"/>
      <style:text-properties style:font-name="Times New Roman" fo:font-size="12pt" fo:hyphenate="false" fo:hyphenation-remain-char-count="2" fo:hyphenation-push-char-count="2"/>
    </style:style>
    <style:style style:name="P105" style:family="paragraph" style:parent-style-name="Text_20_body" style:master-page-name="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3cm" style:auto-text-indent="false" style:page-number="auto" fo:background-color="transparent"/>
      <style:text-properties style:font-name="Times New Roman" officeooo:paragraph-rsid="00333e83" fo:hyphenate="false" fo:hyphenation-remain-char-count="2" fo:hyphenation-push-char-count="2"/>
    </style:style>
    <style:style style:name="P106" style:family="paragraph" style:parent-style-name="Text_20_body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shadow="none"/>
      <style:text-properties style:font-name="Times New Roman" officeooo:paragraph-rsid="0030dbaa" fo:hyphenate="false" fo:hyphenation-remain-char-count="2" fo:hyphenation-push-char-count="2"/>
    </style:style>
    <style:style style:name="P107" style:family="paragraph" style:parent-style-name="Text_20_body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shadow="none"/>
      <style:text-properties style:font-name="Times New Roman" officeooo:paragraph-rsid="00320ce7" fo:hyphenate="false" fo:hyphenation-remain-char-count="2" fo:hyphenation-push-char-count="2"/>
    </style:style>
    <style:style style:name="P108" style:family="paragraph" style:parent-style-name="Text_20_body" style:master-page-name="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199cm" style:auto-text-indent="false" style:page-number="auto" fo:background-color="transparent"/>
      <style:text-properties style:font-name="Times New Roman" fo:font-size="12pt" fo:hyphenate="false" fo:hyphenation-remain-char-count="2" fo:hyphenation-push-char-count="2"/>
    </style:style>
    <style:style style:name="P109" style:family="paragraph" style:parent-style-name="Text_20_body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199cm" style:auto-text-indent="false" fo:background-color="transparent"/>
      <style:text-properties style:font-name="Times New Roman" fo:font-size="12pt" fo:hyphenate="false" fo:hyphenation-remain-char-count="2" fo:hyphenation-push-char-count="2"/>
    </style:style>
    <style:style style:name="P110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font-size="14pt" style:font-size-asian="14pt" style:font-size-complex="16pt" style:font-style-complex="italic" style:font-weight-complex="bold"/>
    </style:style>
    <style:style style:name="P111" style:family="paragraph" style:parent-style-name="Standard" style:list-style-name="WW8Num2">
      <style:text-properties fo:font-size="14pt" officeooo:paragraph-rsid="00374172" style:font-size-asian="14pt"/>
    </style:style>
    <style:style style:name="P112" style:family="paragraph" style:parent-style-name="Standard">
      <style:paragraph-properties fo:text-align="center" style:justify-single-word="false"/>
      <style:text-properties fo:font-size="14pt" fo:language="ru" fo:country="RU" fo:font-weight="bold" officeooo:rsid="0036359a" officeooo:paragraph-rsid="0036359a" style:font-size-asian="14pt" style:font-weight-asian="bold"/>
    </style:style>
    <style:style style:name="P113" style:family="paragraph" style:parent-style-name="Standard">
      <style:paragraph-properties fo:text-align="center" style:justify-single-word="false"/>
      <style:text-properties fo:font-size="14pt" fo:font-weight="bold" officeooo:rsid="0036359a" officeooo:paragraph-rsid="0036359a" style:font-size-asian="14pt" style:font-weight-asian="bold"/>
    </style:style>
    <style:style style:name="P114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center" style:justify-single-word="false" fo:orphans="2" fo:widows="2" fo:hyphenation-ladder-count="no-limit" fo:text-indent="-0.635cm" style:auto-text-indent="false" fo:background-color="transparent" style:writing-mode="lr-tb"/>
      <style:text-properties fo:font-size="15pt" officeooo:rsid="0007d931" officeooo:paragraph-rsid="0007d931" style:font-size-asian="15pt" style:font-size-complex="15pt" fo:hyphenate="false" fo:hyphenation-remain-char-count="2" fo:hyphenation-push-char-count="2"/>
    </style:style>
    <style:style style:name="P115" style:family="paragraph" style:parent-style-name="Standard" style:list-style-name="" style:master-page-name="">
      <loext:graphic-properties draw:fill="none"/>
      <style:paragraph-properties fo:margin-left="0cm" fo:margin-right="0cm" fo:margin-top="0.423cm" fo:margin-bottom="0.106cm" loext:contextual-spacing="false" fo:text-align="center" style:justify-single-word="false" fo:orphans="2" fo:widows="2" fo:hyphenation-ladder-count="no-limit" fo:text-indent="0.318cm" style:auto-text-indent="false" style:page-number="auto" fo:background-color="transparent" style:writing-mode="lr-tb">
        <style:tab-stops>
          <style:tab-stop style:position="2.223cm"/>
        </style:tab-stops>
      </style:paragraph-properties>
      <style:text-properties fo:font-size="15pt" fo:language="ru" fo:country="RU" officeooo:rsid="00083372" officeooo:paragraph-rsid="00083372" fo:background-color="#fffbcc" style:font-size-asian="15pt" style:font-size-complex="15pt" fo:hyphenate="false" fo:hyphenation-remain-char-count="2" fo:hyphenation-push-char-count="2"/>
    </style:style>
    <style:style style:name="P116" style:family="paragraph" style:parent-style-name="Heading_20_1">
      <style:paragraph-properties fo:text-align="center" style:justify-single-word="false"/>
    </style:style>
    <style:style style:name="P117" style:family="paragraph" style:parent-style-name="Heading_20_1" style:list-style-name="">
      <style:paragraph-properties fo:margin-left="3.413cm" fo:margin-right="0cm" fo:text-indent="0cm" style:auto-text-indent="false"/>
    </style:style>
    <style:style style:name="P118" style:family="paragraph" style:parent-style-name="Heading_20_1" style:list-style-name="">
      <style:paragraph-properties fo:margin-left="0cm" fo:margin-right="0cm" fo:text-align="center" style:justify-single-word="false" fo:text-indent="0cm" style:auto-text-indent="false"/>
      <style:text-properties style:font-name="Times New Roman" style:font-name-complex="Times New Roman"/>
    </style:style>
    <style:style style:name="P119" style:family="paragraph" style:parent-style-name="Основной_20_первый">
      <style:text-properties style:font-name="Times New Roman" fo:font-size="14pt" style:font-size-asian="14pt" style:font-name-complex="Times New Roman"/>
    </style:style>
    <style:style style:name="P120" style:family="paragraph" style:parent-style-name="Основной_20_первый" style:list-style-name="L1">
      <style:text-properties style:font-name="Times New Roman" fo:font-size="14pt" officeooo:paragraph-rsid="002614be" style:font-size-asian="14pt" style:font-name-complex="Times New Roman"/>
    </style:style>
    <style:style style:name="P121" style:family="paragraph" style:parent-style-name="Основной_20_первый" style:list-style-name="L3" style:master-page-name="">
      <loext:graphic-properties draw:fill="none"/>
      <style:paragraph-properties fo:margin-top="0.423cm" fo:margin-bottom="0cm" loext:contextual-spacing="false" style:line-height-at-least="0.494cm" fo:text-align="justify" style:justify-single-word="false" fo:orphans="2" fo:widows="2" fo:hyphenation-ladder-count="no-limit" style:page-number="auto" fo:background-color="transparent">
        <style:tab-stops>
          <style:tab-stop style:position="0.624cm"/>
        </style:tab-stops>
      </style:paragraph-properties>
      <style:text-properties officeooo:paragraph-rsid="0027a5bd" fo:hyphenate="false" fo:hyphenation-remain-char-count="2" fo:hyphenation-push-char-count="2"/>
    </style:style>
    <style:style style:name="P122" style:family="paragraph" style:parent-style-name="Основной_20_первый" style:list-style-name="L2" style:master-page-name="">
      <loext:graphic-properties draw:fill="none"/>
      <style:paragraph-properties fo:margin-top="0.423cm" fo:margin-bottom="0cm" loext:contextual-spacing="false" style:line-height-at-least="0.494cm" fo:text-align="justify" style:justify-single-word="false" fo:orphans="2" fo:widows="2" fo:hyphenation-ladder-count="no-limit" style:page-number="auto" fo:background-color="transparent">
        <style:tab-stops>
          <style:tab-stop style:position="0.624cm"/>
        </style:tab-stops>
      </style:paragraph-properties>
      <style:text-properties style:font-name="Times New Roman" fo:font-size="14pt" fo:language="en" fo:country="US" officeooo:rsid="002614be" officeooo:paragraph-rsid="00269461" style:font-size-asian="14pt" style:font-name-complex="Times New Roman" fo:hyphenate="false" fo:hyphenation-remain-char-count="2" fo:hyphenation-push-char-count="2"/>
    </style:style>
    <style:style style:name="P123" style:family="paragraph" style:parent-style-name="Основной_20_первый" style:list-style-name="L2">
      <loext:graphic-properties draw:fill="none"/>
      <style:paragraph-properties fo:margin-top="0.423cm" fo:margin-bottom="0cm" loext:contextual-spacing="false" style:line-height-at-least="0.494cm" fo:text-align="justify" style:justify-single-word="false" fo:orphans="2" fo:widows="2" fo:hyphenation-ladder-count="no-limit" fo:background-color="transparent">
        <style:tab-stops>
          <style:tab-stop style:position="0.624cm"/>
        </style:tab-stops>
      </style:paragraph-properties>
      <style:text-properties officeooo:paragraph-rsid="00269461" fo:hyphenate="false" fo:hyphenation-remain-char-count="2" fo:hyphenation-push-char-count="2"/>
    </style:style>
    <style:style style:name="P124" style:family="paragraph" style:parent-style-name="Список_20_с_20_дефисом" style:list-style-name="WW8Num6"/>
    <style:style style:name="P125" style:family="paragraph" style:parent-style-name="Список_20_с_20_дефисом" style:list-style-name="WW8Num6">
      <style:text-properties officeooo:paragraph-rsid="0027a5bd"/>
    </style:style>
    <style:style style:name="P126" style:family="paragraph" style:parent-style-name="Список_20_с_20_дефисом" style:list-style-name="WW8Num6">
      <style:text-properties style:font-name="Times New Roman" fo:font-size="14pt" officeooo:paragraph-rsid="002b462b" style:font-size-asian="14pt" style:font-name-complex="Times New Roman"/>
    </style:style>
    <style:style style:name="P127" style:family="paragraph" style:parent-style-name="Список_20_с_20_дефисом" style:list-style-name="WW8Num3">
      <style:paragraph-properties fo:margin-top="0cm" fo:margin-bottom="0cm" loext:contextual-spacing="false"/>
      <style:text-properties style:font-name="Times New Roman" fo:font-size="14pt" officeooo:paragraph-rsid="001460fa" style:font-size-asian="14pt" style:font-name-complex="Times New Roman"/>
    </style:style>
    <style:style style:name="P128" style:family="paragraph" style:parent-style-name="Список_20_с_20_дефисом" style:list-style-name="WW8Num3">
      <style:paragraph-properties fo:margin-top="0cm" fo:margin-bottom="0cm" loext:contextual-spacing="false"/>
      <style:text-properties style:font-name="Times New Roman" fo:font-size="14pt" officeooo:paragraph-rsid="001460fa" style:font-size-asian="14pt"/>
    </style:style>
    <style:style style:name="P129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shadow="none"/>
      <style:text-properties style:font-name="Times New Roman" fo:font-size="12pt" officeooo:paragraph-rsid="0030dbaa" fo:hyphenate="false" fo:hyphenation-remain-char-count="2" fo:hyphenation-push-char-count="2"/>
    </style:style>
    <style:style style:name="P130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shadow="none"/>
      <style:text-properties style:font-name="Times New Roman" fo:font-size="12pt" officeooo:paragraph-rsid="00320ce7" fo:hyphenate="false" fo:hyphenation-remain-char-count="2" fo:hyphenation-push-char-count="2"/>
    </style:style>
    <style:style style:name="P131" style:family="paragraph" style:parent-style-name="Text_20_body">
      <style:paragraph-properties fo:margin-left="0.25cm" fo:margin-right="0cm" fo:margin-top="0.212cm" fo:margin-bottom="0.499cm" loext:contextual-spacing="false" fo:text-indent="1.27cm" style:auto-text-indent="false" fo:break-before="page"/>
      <style:text-properties fo:font-style="italic" officeooo:paragraph-rsid="00320ce7"/>
    </style:style>
    <style:style style:name="P132" style:family="paragraph" style:parent-style-name="Text_20_body">
      <style:text-properties fo:font-size="14pt" style:font-size-asian="14pt"/>
    </style:style>
    <style:style style:name="P13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"/>
    </style:style>
    <style:style style:name="P135" style:family="paragraph" style:parent-style-name="Text_20_body" style:master-page-name="">
      <loext:graphic-properties draw:fill="none"/>
      <style:paragraph-properties fo:margin-left="0.9cm" fo:margin-right="1cm" fo:margin-top="0.212cm" fo:margin-bottom="0cm" loext:contextual-spacing="false" style:line-height-at-least="0.494cm" fo:text-align="justify" style:justify-single-word="false" fo:orphans="2" fo:widows="2" fo:hyphenation-ladder-count="no-limit" fo:text-indent="1.3cm" style:auto-text-indent="false" style:page-number="auto" fo:background-color="transparent">
        <style:tab-stops>
          <style:tab-stop style:position="18.994cm"/>
        </style:tab-stops>
      </style:paragraph-properties>
      <style:text-properties style:font-name="Times New Roman" fo:font-size="14pt" officeooo:rsid="00380093" officeooo:paragraph-rsid="00380093" style:font-size-asian="14pt" style:font-name-complex="Times New Roman" fo:hyphenate="false" fo:hyphenation-remain-char-count="2" fo:hyphenation-push-char-count="2"/>
    </style:style>
    <style:style style:name="P136" style:family="paragraph" style:parent-style-name="Text_20_body">
      <loext:graphic-properties draw:fill="none"/>
      <style:paragraph-properties fo:margin-left="0.9cm" fo:margin-right="1cm" fo:margin-top="0.212cm" fo:margin-bottom="0cm" loext:contextual-spacing="false" style:line-height-at-least="0.494cm" fo:text-align="justify" style:justify-single-word="false" fo:orphans="2" fo:widows="2" fo:hyphenation-ladder-count="no-limit" fo:text-indent="1.3cm" style:auto-text-indent="false" fo:background-color="transparent">
        <style:tab-stops>
          <style:tab-stop style:position="18.994cm"/>
        </style:tab-stops>
      </style:paragraph-properties>
      <style:text-properties style:font-name="Times New Roman" fo:font-size="14pt" officeooo:rsid="00380093" officeooo:paragraph-rsid="00380093" style:font-size-asian="14pt" style:font-name-complex="Times New Roman" fo:hyphenate="false" fo:hyphenation-remain-char-count="2" fo:hyphenation-push-char-count="2"/>
    </style:style>
    <style:style style:name="P137" style:family="paragraph" style:parent-style-name="Text_20_body">
      <loext:graphic-properties draw:fill="none"/>
      <style:paragraph-properties fo:margin-left="0.9cm" fo:margin-right="1cm" fo:margin-top="0.212cm" fo:margin-bottom="0cm" loext:contextual-spacing="false" style:line-height-at-least="0.494cm" fo:text-align="justify" style:justify-single-word="false" fo:orphans="2" fo:widows="2" fo:hyphenation-ladder-count="no-limit" fo:text-indent="1.3cm" style:auto-text-indent="false" fo:background-color="transparent">
        <style:tab-stops>
          <style:tab-stop style:position="18.994cm"/>
        </style:tab-stops>
      </style:paragraph-properties>
      <style:text-properties style:font-name="Times New Roman" fo:font-size="14pt" officeooo:rsid="00380093" officeooo:paragraph-rsid="0039e7f3" style:font-size-asian="14pt" style:font-name-complex="Times New Roman" fo:hyphenate="false" fo:hyphenation-remain-char-count="2" fo:hyphenation-push-char-count="2"/>
    </style:style>
    <style:style style:name="P138" style:family="paragraph" style:parent-style-name="Text_20_body">
      <loext:graphic-properties draw:fill="none"/>
      <style:paragraph-properties fo:margin-left="0.9cm" fo:margin-right="1cm" fo:margin-top="0.212cm" fo:margin-bottom="0cm" loext:contextual-spacing="false" style:line-height-at-least="0.494cm" fo:text-align="justify" style:justify-single-word="false" fo:orphans="2" fo:widows="2" fo:hyphenation-ladder-count="no-limit" fo:text-indent="1.3cm" style:auto-text-indent="false" fo:background-color="transparent">
        <style:tab-stops>
          <style:tab-stop style:position="18.994cm"/>
        </style:tab-stops>
      </style:paragraph-properties>
      <style:text-properties style:font-name="Times New Roman" fo:font-size="14pt" officeooo:rsid="00380093" officeooo:paragraph-rsid="003af6a0" style:font-size-asian="14pt" style:font-name-complex="Times New Roman" fo:hyphenate="false" fo:hyphenation-remain-char-count="2" fo:hyphenation-push-char-count="2"/>
    </style:style>
    <style:style style:name="P139" style:family="paragraph" style:parent-style-name="Text_20_body">
      <loext:graphic-properties draw:fill="none"/>
      <style:paragraph-properties fo:margin-left="0.9cm" fo:margin-right="1cm" fo:margin-top="0.212cm" fo:margin-bottom="0cm" loext:contextual-spacing="false" style:line-height-at-least="0.494cm" fo:text-align="justify" style:justify-single-word="false" fo:orphans="2" fo:widows="2" fo:hyphenation-ladder-count="no-limit" fo:text-indent="1.3cm" style:auto-text-indent="false" fo:background-color="transparent">
        <style:tab-stops>
          <style:tab-stop style:position="18.994cm"/>
        </style:tab-stops>
      </style:paragraph-properties>
      <style:text-properties style:font-name="Times New Roman" fo:font-size="14pt" officeooo:rsid="00380093" officeooo:paragraph-rsid="003b3f0d" style:font-size-asian="14pt" style:font-name-complex="Times New Roman" fo:hyphenate="false" fo:hyphenation-remain-char-count="2" fo:hyphenation-push-char-count="2"/>
    </style:style>
    <style:style style:name="P140" style:family="paragraph" style:parent-style-name="Text_20_body">
      <loext:graphic-properties draw:fill="none"/>
      <style:paragraph-properties fo:margin-left="0.9cm" fo:margin-right="1cm" fo:margin-top="0.212cm" fo:margin-bottom="0cm" loext:contextual-spacing="false" style:line-height-at-least="0.494cm" fo:text-align="justify" style:justify-single-word="false" fo:orphans="2" fo:widows="2" fo:hyphenation-ladder-count="no-limit" fo:text-indent="1.3cm" style:auto-text-indent="false" fo:background-color="transparent">
        <style:tab-stops>
          <style:tab-stop style:position="18.994cm"/>
        </style:tab-stops>
      </style:paragraph-properties>
      <style:text-properties style:font-name="Times New Roman" fo:font-size="14pt" officeooo:rsid="003c924b" officeooo:paragraph-rsid="003c924b" style:font-size-asian="14pt" style:font-name-complex="Times New Roman" fo:hyphenate="false" fo:hyphenation-remain-char-count="2" fo:hyphenation-push-char-count="2"/>
    </style:style>
    <style:style style:name="P141" style:family="paragraph" style:parent-style-name="Text_20_body" style:list-style-name="L4" style:master-page-name="">
      <loext:graphic-properties draw:fill="none"/>
      <style:paragraph-properties fo:margin-left="0.9cm" fo:margin-right="0.9cm" fo:margin-top="0.212cm" fo:margin-bottom="0cm" loext:contextual-spacing="false" style:line-height-at-least="0.494cm" fo:text-align="start" style:justify-single-word="false" fo:orphans="2" fo:widows="2" fo:hyphenation-ladder-count="no-limit" fo:text-indent="2.3cm" style:auto-text-indent="false" style:page-number="auto" fo:background-color="transparent">
        <style:tab-stops/>
      </style:paragraph-properties>
      <style:text-properties officeooo:rsid="003c924b" officeooo:paragraph-rsid="003c924b" fo:hyphenate="false" fo:hyphenation-remain-char-count="2" fo:hyphenation-push-char-count="2"/>
    </style:style>
    <style:style style:name="P142" style:family="paragraph" style:parent-style-name="Text_20_body" style:list-style-name="L4">
      <loext:graphic-properties draw:fill="none"/>
      <style:paragraph-properties fo:margin-left="0.9cm" fo:margin-right="0.9cm" fo:margin-top="0.212cm" fo:margin-bottom="0cm" loext:contextual-spacing="false" style:line-height-at-least="0.494cm" fo:text-align="start" style:justify-single-word="false" fo:orphans="2" fo:widows="2" fo:hyphenation-ladder-count="no-limit" fo:text-indent="2.3cm" style:auto-text-indent="false" fo:background-color="transparent">
        <style:tab-stops/>
      </style:paragraph-properties>
      <style:text-properties officeooo:rsid="003caff7" officeooo:paragraph-rsid="003caff7" fo:hyphenate="false" fo:hyphenation-remain-char-count="2" fo:hyphenation-push-char-count="2"/>
    </style:style>
    <style:style style:name="P143" style:family="paragraph" style:parent-style-name="Text_20_body" style:list-style-name="L4" style:master-page-name="">
      <loext:graphic-properties draw:fill="none"/>
      <style:paragraph-properties fo:margin-left="0.9cm" fo:margin-right="1.3cm" fo:margin-top="0.212cm" fo:margin-bottom="0cm" loext:contextual-spacing="false" style:line-height-at-least="0.494cm" fo:text-align="start" style:justify-single-word="false" fo:orphans="2" fo:widows="2" fo:hyphenation-ladder-count="no-limit" fo:text-indent="2.3cm" style:auto-text-indent="false" style:page-number="auto" fo:background-color="transparent">
        <style:tab-stops>
          <style:tab-stop style:position="3.189cm"/>
        </style:tab-stops>
      </style:paragraph-properties>
      <style:text-properties officeooo:rsid="003c924b" officeooo:paragraph-rsid="003caff7" fo:hyphenate="false" fo:hyphenation-remain-char-count="2" fo:hyphenation-push-char-count="2"/>
    </style:style>
    <style:style style:name="P144" style:family="paragraph" style:parent-style-name="Text_20_body" style:list-style-name="L4">
      <loext:graphic-properties draw:fill="none"/>
      <style:paragraph-properties fo:margin-left="0.9cm" fo:margin-right="1.3cm" fo:margin-top="0.212cm" fo:margin-bottom="0cm" loext:contextual-spacing="false" style:line-height-at-least="0.494cm" fo:text-align="start" style:justify-single-word="false" fo:orphans="2" fo:widows="2" fo:hyphenation-ladder-count="no-limit" fo:text-indent="2.3cm" style:auto-text-indent="false" fo:background-color="transparent">
        <style:tab-stops>
          <style:tab-stop style:position="3.189cm"/>
        </style:tab-stops>
      </style:paragraph-properties>
      <style:text-properties officeooo:rsid="003c924b" officeooo:paragraph-rsid="003caff7" fo:hyphenate="false" fo:hyphenation-remain-char-count="2" fo:hyphenation-push-char-count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5ba0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" style:font-style-complex="italic"/>
    </style:style>
    <style:style style:name="T5" style:family="text">
      <style:text-properties style:font-name="Times New Roman" fo:font-size="14pt" fo:font-weight="normal" style:font-size-asian="14pt" style:font-weight-asian="normal" style:font-name-complex="Times New Roman" style:font-weight-complex="bold"/>
    </style:style>
    <style:style style:name="T6" style:family="text">
      <style:text-properties style:font-name="Times New Roman" fo:font-size="14pt" fo:font-weight="normal" officeooo:rsid="0036359a" style:font-size-asian="14pt" style:font-weight-asian="normal" style:font-name-complex="Times New Roman" style:font-weight-complex="bold"/>
    </style:style>
    <style:style style:name="T7" style:family="text">
      <style:text-properties style:font-name="Times New Roman" fo:font-size="14pt" style:font-size-asian="14pt" style:font-name-complex="Times New Roman"/>
    </style:style>
    <style:style style:name="T8" style:family="text">
      <style:text-properties style:font-name="Times New Roman" fo:font-size="14pt" style:font-size-asian="14pt" style:font-name-complex="Times New Roman" style:font-style-complex="italic"/>
    </style:style>
    <style:style style:name="T9" style:family="text">
      <style:text-properties style:font-name="Times New Roman" fo:font-size="14pt" officeooo:rsid="0036359a" style:font-size-asian="14pt" style:font-name-complex="Times New Roman" style:font-style-complex="italic"/>
    </style:style>
    <style:style style:name="T10" style:family="text">
      <style:text-properties style:font-name="Times New Roman" fo:font-size="14pt" officeooo:rsid="0027a5bd" style:font-size-asian="14pt" style:font-name-complex="Times New Roman"/>
    </style:style>
    <style:style style:name="T11" style:family="text">
      <style:text-properties style:font-name="Times New Roman" fo:font-size="14pt" officeooo:rsid="00286b0b" style:font-size-asian="14pt" style:font-name-complex="Times New Roman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13" style:family="text">
      <style:text-properties style:font-name="Times New Roman" fo:font-size="14pt" fo:font-weight="bold" officeooo:rsid="0037c4f3" style:font-size-asian="14pt" style:font-weight-asian="bold" style:font-name-complex="Times New Roman"/>
    </style:style>
    <style:style style:name="T14" style:family="text">
      <style:text-properties style:font-name="Times New Roman" fo:font-size="14pt" fo:language="en" fo:country="US" officeooo:rsid="002614be" style:font-size-asian="14pt" style:font-name-complex="Times New Roman"/>
    </style:style>
    <style:style style:name="T15" style:family="text">
      <style:text-properties style:font-name="Times New Roman" fo:font-size="14pt" fo:language="ru" fo:country="RU" style:font-size-asian="14pt" style:font-name-complex="Times New Roman"/>
    </style:style>
    <style:style style:name="T16" style:family="text">
      <style:text-properties style:font-name="Times New Roman" fo:font-size="14pt" fo:language="ru" fo:country="RU" officeooo:rsid="0027a5bd" style:font-size-asian="14pt" style:font-name-complex="Times New Roman"/>
    </style:style>
    <style:style style:name="T17" style:family="text">
      <style:text-properties style:font-name="Times New Roman" fo:font-size="14pt" fo:language="ru" fo:country="RU" officeooo:rsid="003caff7" style:font-size-asian="14pt" style:font-name-complex="Times New Roman"/>
    </style:style>
    <style:style style:name="T18" style:family="text">
      <style:text-properties style:font-name="Times New Roman" style:font-name-complex="Times New Roman"/>
    </style:style>
    <style:style style:name="T19" style:family="text">
      <style:text-properties style:font-name="Times New Roman" officeooo:rsid="00374172" style:font-name-complex="Times New Roman"/>
    </style:style>
    <style:style style:name="T20" style:family="text">
      <style:text-properties style:font-name="Times New Roman" officeooo:rsid="0037c4f3" style:font-name-complex="Times New Roman"/>
    </style:style>
    <style:style style:name="T21" style:family="text">
      <style:text-properties style:font-name="Symbol" style:font-name-complex="Symbol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07d931"/>
    </style:style>
    <style:style style:name="T24" style:family="text">
      <style:text-properties fo:language="en" fo:country="US" officeooo:rsid="00083372"/>
    </style:style>
    <style:style style:name="T25" style:family="text">
      <style:text-properties fo:language="en" fo:country="US" officeooo:rsid="002614be"/>
    </style:style>
    <style:style style:name="T26" style:family="text">
      <style:text-properties fo:language="en" fo:country="US" officeooo:rsid="00320ce7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07d931"/>
    </style:style>
    <style:style style:name="T29" style:family="text">
      <style:text-properties fo:language="ru" fo:country="RU" officeooo:rsid="000c8aaf"/>
    </style:style>
    <style:style style:name="T30" style:family="text">
      <style:text-properties fo:language="ru" fo:country="RU" officeooo:rsid="00195375"/>
    </style:style>
    <style:style style:name="T31" style:family="text">
      <style:text-properties fo:language="ru" fo:country="RU" officeooo:rsid="001ce057"/>
    </style:style>
    <style:style style:name="T32" style:family="text">
      <style:text-properties fo:language="ru" fo:country="RU" officeooo:rsid="002614be"/>
    </style:style>
    <style:style style:name="T33" style:family="text">
      <style:text-properties fo:language="ru" fo:country="RU" officeooo:rsid="002b462b"/>
    </style:style>
    <style:style style:name="T34" style:family="text">
      <style:text-properties officeooo:rsid="00083372"/>
    </style:style>
    <style:style style:name="T35" style:family="text">
      <style:text-properties officeooo:rsid="0009c682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officeooo:rsid="00113196"/>
    </style:style>
    <style:style style:name="T38" style:family="text">
      <style:text-properties style:font-name-complex="Times New Roman"/>
    </style:style>
    <style:style style:name="T39" style:family="text">
      <style:text-properties officeooo:rsid="001a41a7"/>
    </style:style>
    <style:style style:name="T40" style:family="text">
      <style:text-properties officeooo:rsid="001bed52"/>
    </style:style>
    <style:style style:name="T41" style:family="text">
      <style:text-properties officeooo:rsid="001ce057"/>
    </style:style>
    <style:style style:name="T42" style:family="text">
      <style:text-properties fo:color="#eeeeee"/>
    </style:style>
    <style:style style:name="T43" style:family="text">
      <style:text-properties style:text-position="sub 58%" fo:font-size="14pt" style:font-size-asian="14pt" style:font-size-complex="14pt"/>
    </style:style>
    <style:style style:name="T44" style:family="text">
      <style:text-properties style:font-name="Times New Roman1" fo:font-size="13pt" style:font-size-asian="14pt" style:font-name-complex="Times New Roman"/>
    </style:style>
    <style:style style:name="T45" style:family="text">
      <style:text-properties fo:font-variant="normal" fo:text-transform="none" fo:font-size="12pt"/>
    </style:style>
    <style:style style:name="T46" style:family="text">
      <style:text-properties fo:font-size="12pt"/>
    </style:style>
    <style:style style:name="T47" style:family="text">
      <style:text-properties fo:font-weight="bold"/>
    </style:style>
    <style:style style:name="T48" style:family="text">
      <style:text-properties fo:font-style="italic"/>
    </style:style>
    <style:style style:name="T49" style:family="text">
      <style:text-properties fo:font-style="italic" fo:font-weight="bold"/>
    </style:style>
    <style:style style:name="T50" style:family="text">
      <style:text-properties officeooo:rsid="002d8c94"/>
    </style:style>
    <style:style style:name="T51" style:family="text">
      <style:text-properties officeooo:rsid="00333e83"/>
    </style:style>
    <style:style style:name="T52" style:family="text">
      <style:text-properties officeooo:rsid="0036359a"/>
    </style:style>
    <style:style style:name="T53" style:family="text">
      <style:text-properties officeooo:rsid="00374172"/>
    </style:style>
    <style:style style:name="T54" style:family="text">
      <style:text-properties officeooo:rsid="0037c4f3"/>
    </style:style>
    <style:style style:name="T55" style:family="text">
      <style:text-properties officeooo:rsid="0039e7f3"/>
    </style:style>
    <style:style style:name="T56" style:family="text">
      <style:text-properties officeooo:rsid="003af6a0"/>
    </style:style>
    <style:style style:name="T57" style:family="text">
      <style:text-properties officeooo:rsid="003b3f0d"/>
    </style:style>
    <style:style style:name="T58" style:family="text">
      <style:text-properties style:text-position="super 58%" style:font-name="Arial1" fo:font-size="14pt" fo:language="ru" fo:country="RU" style:font-size-asian="14pt" style:font-name-complex="Times New Roman" loext:shadow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/>
      <text:p text:style-name="P17"/>
      <text:p text:style-name="P17"><text:tab/>Утверждаю</text:p>
      <text:p text:style-name="P18"/>
      <text:p text:style-name="P19"><text:tab/>Начальник ОРТС</text:p>
      <text:p text:style-name="P18"/>
      <text:p text:style-name="P19"><text:tab/>Крысин <text:s/>Ю.Д.</text:p>
      <text:p text:style-name="P1"/>
      <text:p text:style-name="P2"/>
      <text:p text:style-name="P2"/>
      <text:p text:style-name="P2"/>
      <text:p text:style-name="P3"/>
      <text:p text:style-name="P7"/>
      <text:p text:style-name="P7"/>
      <text:p text:style-name="P112">Предложения </text:p>
      <text:p text:style-name="P113">по вариантам исполнения <text:span text:style-name="T29">п</text:span><text:span text:style-name="T27">одложки </text:span></text:p>
      <text:p text:style-name="P113"><text:span text:style-name="T27"><text:s/>для сенсорной <text:s/>клавиатуры</text:span></text:p>
      <text:p text:style-name="P5"/>
      <text:p text:style-name="P9"/>
      <text:p text:style-name="P4"/>
      <text:p text:style-name="P4"/>
      <text:p text:style-name="P4"/>
      <text:p text:style-name="P3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h text:style-name="Heading_20_7" text:outline-level="7"><text:tab/><text:tab/><text:tab/><text:tab/><text:tab/><text:span text:style-name="T1"><text:tab/><text:tab/><text:tab/><text:tab/><text:tab/>Разработал</text:span></text:h>
      <text:h text:style-name="P26" text:outline-level="7"><text:tab/><text:tab/><text:tab/><text:tab/><text:tab/><text:tab/><text:tab/><text:tab/><text:tab/><text:tab/>Михайлов <text:s/>С.Л.</text:h>
      <text:p text:style-name="P1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tab/><text:tab/><text:tab/></text:p>
      <text:h text:style-name="P117" text:outline-level="1"><text:soft-page-break/><text:span text:style-name="T4">1.</text:span><text:span text:style-name="T8"> </text:span><text:span text:style-name="T9">Технические требования.</text:span></text:h>
      <text:h text:style-name="P38" text:outline-level="2">1.1. <text:s text:c="2"/><text:span text:style-name="T52">Материалы используемые в подложке, должны обеспечивать срабатывание сенсора</text:span></text:h>
      <text:h text:style-name="Heading_20_2" text:outline-level="2"><text:span text:style-name="T5">1.2. <text:s text:c="2"/></text:span><text:span text:style-name="T6">Должна обеспечиваться видимость излучения светодиодов сквозь материал подложки.</text:span></text:h>
      <text:p text:style-name="P132"/>
      <text:list xml:id="list4086137476" text:style-name="WW8Num2">
        <text:list-item>
          <text:list>
            <text:list-item>
              <text:p text:style-name="P111"><text:s text:c="2"/><text:span text:style-name="T53">Должна обеспечиваться возможность записи имени абонента рукой, стирание текста и новая перезапись.</text:span></text:p>
            </text:list-item>
            <text:list-item>
              <text:p text:style-name="P111"><text:span text:style-name="T18"><text:s text:c="2"/></text:span><text:span text:style-name="T19">Должна обеспечиваться возможность подкладывания заранее напечатанных этикеток с номерами абонента.</text:span></text:p>
              <text:p text:style-name="P111"><text:span text:style-name="T19"/></text:p>
            </text:list-item>
            <text:list-item>
              <text:p text:style-name="P111"><text:span text:style-name="T18"><text:s/></text:span><text:span text:style-name="T19">Должна обеспечиваться защита надписей от случайного стирания и загрязнения. <text:s text:c="23"/></text:span></text:p>
            </text:list-item>
            <text:list-item>
              <text:p text:style-name="P111"><text:span text:style-name="T19"><text:s/></text:span><text:span text:style-name="T20">Должна обеспечиваться защита печатной платы с сенсорами от непосредственного контакта с пользователем.</text:span></text:p>
            </text:list-item>
          </text:list>
        </text:list-item>
      </text:list>
      <text:p text:style-name="P29"/>
      <text:p text:style-name="P133"><text:span text:style-name="T13">2.</text:span><text:span text:style-name="T12">О</text:span><text:span text:style-name="T13">писание конструкции</text:span></text:p>
      <text:p text:style-name="P119"><text:span text:style-name="T54">2.1 Подложка изделия <text:s/>является многослойной и содержит 3 слоя:</text:span></text:p>
      <text:p text:style-name="P135">а) наклейка из пластика предназначенного для печати на лазерном принтере, на которую наносится сетка с расположением сенсорных кнопок и выполнены просечки для пропускания света от диодов индикации.</text:p>
      <text:p text:style-name="P136">Наклейка допускает возможность ручной записи маркером имени абонента в соответствующую ячейку и стирание при необходимости ватным <text:s/>та<text:span text:style-name="T55">м</text:span>поном со спиртовым раствором (специальными салфетками для ухода за оргтехникой)</text:p>
      <text:p text:style-name="P136">При этом смываются только следы от маркера, в то время как лазерный порошок является нерастворимым в спирте и координатная сетка остается нетронутой.</text:p>
      <text:p text:style-name="P136">Возможно также приклеивание к ней заранее напечатанных самоклеющихся этикеток с последующим многократным отклеиванием и приклеиванием.</text:p>
      <text:p text:style-name="P137">б) <text:span text:style-name="T55">опционально: бумажная одноразовая этикетка, повторяющая форму наклейки из пункта а) и предназначенная для заполнения пользователем на месте. Можно включить в комплект несколько штук.</text:span></text:p>
      <text:p text:style-name="P137"/>
      <text:p text:style-name="P138"><text:span text:style-name="T55">в) Защитный прозрачный слой, толщиной 250-350 мкм, гладкий либо с пуклевками диаметром 12 мм для имитации нажатия. </text:span></text:p>
      <text:p text:style-name="P139"><text:span text:style-name="T56">Можно комплектовать изделие накладками обоих видов, по выбору пользователя.</text:span></text:p>
      <text:p text:style-name="P139"/>
      <text:p text:style-name="P139"><text:span text:style-name="T57">2.2 <text:s text:c="2"/>Варианты защитного слоя с пуклевками</text:span></text:p>
      <text:list xml:id="list3748362091" text:style-name="L4">
        <text:list-item>
          <text:p text:style-name="P143"><text:span text:style-name="T15">Пук</text:span><text:span text:style-name="T17">л</text:span><text:span text:style-name="T15">евка для нажатия расположенная по центру клавиши. </text:span><text:span text:style-name="T17">Поверхность может быть прозрачная, либо матовая.</text:span></text:p>
          <text:p text:style-name="P144"><text:soft-page-break/><text:span text:style-name="T15"><text:s/></text:span><text:span text:style-name="T17">Позволяет просматривать надписи на подложке без значительных искажений как на прозрачной, так и на покрытой матовым слоем поверхности. </text:span></text:p>
        </text:list-item>
        <text:list-item>
          <text:p text:style-name="P141"><text:span text:style-name="T15">Пуклевка для светодиода (рассеиватель) выполненный в виде множества мелких выпуклостей для <text:s/>увеличения светового пятна на поверхности панели. </text:span></text:p>
        </text:list-item>
        <text:list-item>
          <text:p text:style-name="P142"><text:span text:style-name="T15">Пуклевка для светодиода (рассеиватель) поднятая над поверхностью, <text:s/>для обеспечения более широкого угла обзора индикации (до 180</text:span><text:span text:style-name="T58">о</text:span><text:span text:style-name="T15">).</text:span></text:p>
        </text:list-item>
      </text:list>
      <text:p text:style-name="P140">Нажимаемые пуклевки возможно изготовить на пленках толщиной до 300мкм, так как на более толстых пленках возможно обламывание при нажатии.</text:p>
      <text:p text:style-name="P140">На пленках толщиной более 300мкм возможно изготовление ненажимаемых <text:s/>пуклевок для рассеивателей светового потока, при оставлении сенсорной площадки гладкой.</text:p>
      <text:p text:style-name="P140">2.3 <text:s text:c="2"/>Толщина покрытия</text:p>
      <text:p text:style-name="P140">Толщина покрытия 2000мкм препятствует срабатыванию сенсора, используемого в данной конструкции.</text:p>
      <text:p text:style-name="P140">В макете использованы панели толщиной 500 — 2000 мкм, дающие представление о затруднении срабатывания с ростом толщины защитного слоя.</text:p>
      <text:p text:style-name="P140">Приемлемое время срабатывания получается при толщине покрытия 500 — 1000 мкм, при толщине 1500мкм срабатывание затруднено, при 2000мкм срабатывание не происходит.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/></text:p>
      <text:p text:style-name="P45"><text:soft-page-break/>Таблица 1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Наименование испытаний и проверок</text:p>
          </table:table-cell>
          <table:table-cell table:style-name="Table1.A1" office:value-type="string">
            <text:p text:style-name="P36">№ пункта методики <text:s/>испытаний</text:p>
          </table:table-cell>
          <table:table-cell table:style-name="Table1.C1" office:value-type="string">
            <text:p text:style-name="P31">Примечание</text:p>
          </table:table-cell>
        </table:table-row>
        <table:table-row table:style-name="Table1.1">
          <table:table-cell table:style-name="Table1.A1" office:value-type="string">
            <text:p text:style-name="P32">1 Проверка <text:s/>входящего вызова от абонента ТА к абоненту <text:s text:c="3"/>ТГС Н2 <text:s text:c="2"/></text:p>
          </table:table-cell>
          <table:table-cell table:style-name="Table1.A1" office:value-type="string">
            <text:p text:style-name="P30">2.1</text:p>
          </table:table-cell>
          <table:table-cell table:style-name="Table1.C1" office:value-type="string">
            <text:p text:style-name="P33"/>
          </table:table-cell>
        </table:table-row>
        <table:table-row table:style-name="Table1.1">
          <table:table-cell table:style-name="Table1.A3" office:value-type="string">
            <text:p text:style-name="P32">2 Проверка исходящего вызова от абонента ТГС Н2 к абоненту ТА</text:p>
          </table:table-cell>
          <table:table-cell table:style-name="Table1.A1" office:value-type="string">
            <text:p text:style-name="P30">2.2</text:p>
          </table:table-cell>
          <table:table-cell table:style-name="Table1.C1" office:value-type="string">
            <text:p text:style-name="P33"/>
          </table:table-cell>
        </table:table-row>
        <table:table-row table:style-name="Table1.1">
          <table:table-cell table:style-name="Table1.A4" office:value-type="string">
            <text:p text:style-name="P32">3 Проверка отбоя соединения со стороны абонента ТА при изменении сопротивления абонентской линии</text:p>
          </table:table-cell>
          <table:table-cell table:style-name="Table1.A1" office:value-type="string">
            <text:p text:style-name="P30">2.3</text:p>
          </table:table-cell>
          <table:table-cell table:style-name="Table1.C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2">4 Проверка отбоя соединения по таймеру при отсутствии голосовой активности</text:p>
          </table:table-cell>
          <table:table-cell table:style-name="Table1.A1" office:value-type="string">
            <text:p text:style-name="P30">2.4</text:p>
          </table:table-cell>
          <table:table-cell table:style-name="Table1.C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2">5 Проверка входящего вызова от абонента ТА <text:s text:c="2"/>к ТГС Н2 при изменении амплитуды вызывного сигнала</text:p>
          </table:table-cell>
          <table:table-cell table:style-name="Table1.A1" office:value-type="string">
            <text:p text:style-name="P30">2.5</text:p>
          </table:table-cell>
          <table:table-cell table:style-name="Table1.C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2">6. Проверка входного сопротивления ТГС Н2 в режиме «Соединение»</text:p>
          </table:table-cell>
          <table:table-cell table:style-name="Table1.A1" office:value-type="string">
            <text:p text:style-name="P30">2.6</text:p>
          </table:table-cell>
          <table:table-cell table:style-name="Table1.C1" office:value-type="string">
            <text:p text:style-name="P33"/>
          </table:table-cell>
        </table:table-row>
      </table:table>
      <text:p text:style-name="P29"><text:s text:c="7"/>Испытания проводятся рабочей группой, в составе представителей ОРТС ООО «ЛОТЕС ТМ» и по согласованию представителей ПУ.</text:p>
      <text:p text:style-name="P46">Методики, условия и порядок проведения проверок могут уточняться и дополняться решением комиссии по проведению испытаний. </text:p>
      <text:p text:style-name="P46">Допускается проведение проверок по отдельным компонентам и дополнительных тестов.</text:p>
      <text:p text:style-name="Text_20_body"/>
      <text:p text:style-name="P28"><text:span text:style-name="T7">1.5. <text:s/></text:span><text:span text:style-name="T12">Условия и порядок проведения испытаний</text:span></text:p>
      <text:p text:style-name="P27">Все испытания проводятся <text:span text:style-name="T32">согласно пункту 1.4 в различных климатических условиях, с оформлением отдельного протокола по каждому пункту настоящего раздела.</text:span></text:p>
      <text:list xml:id="list3797502540" text:style-name="L1">
        <text:list-item>
          <text:p text:style-name="P120"><text:span text:style-name="T25">1.5.1 </text:span>в нормальных климатических условиях:</text:p>
        </text:list-item>
      </text:list>
      <text:list xml:id="list654976484" text:style-name="WW8Num6">
        <text:list-item>
          <text:p text:style-name="P124"><text:span text:style-name="T7">температуры окружающего воздуха от 288 до 298 К (от плюс 15 до плюс <text:line-break/>25 </text:span><text:span text:style-name="T21"></text:span><text:span text:style-name="T7">С);</text:span></text:p>
        </text:list-item>
        <text:list-item>
          <text:p text:style-name="P124"><text:span text:style-name="T7">относительной влажности воздуха не более 75 % при температуре не выше 298 К (25 </text:span><text:span text:style-name="T21"></text:span><text:span text:style-name="T7">С);</text:span></text:p>
        </text:list-item>
      </text:list>
      <text:p text:style-name="P35">атмосферного давления от 86 до 106 кПа (от 645 до 795 мм рт.ст.).</text:p>
      <text:list xml:id="list2719194959" text:style-name="L2">
        <text:list-header>
          <text:p text:style-name="P122"/>
        </text:list-header>
        <text:list-item>
          <text:p text:style-name="P123"><text:span text:style-name="T14">1.5.</text:span><text:span text:style-name="T16">2</text:span><text:span text:style-name="T14"> </text:span><text:span text:style-name="T16">на пониженную температуру </text:span></text:p>
        </text:list-item>
      </text:list>
      <text:list xml:id="list174338997086429" text:continue-list="list654976484" text:style-name="WW8Num6">
        <text:list-item>
          <text:p text:style-name="P125"><text:span text:style-name="T7">температуры окружающего воздуха от </text:span><text:span text:style-name="T44">-40 ºС</text:span><text:span text:style-name="T7"> </text:span><text:span text:style-name="T10">до </text:span><text:span text:style-name="T7">- </text:span><text:span text:style-name="T10">10</text:span><text:span text:style-name="T7"> </text:span><text:span text:style-name="T21"></text:span><text:span text:style-name="T7">С;</text:span></text:p>
          <text:p text:style-name="P126"/>
        </text:list-item>
      </text:list>
      <text:p text:style-name="P94"><text:soft-page-break/></text:p>
      <text:list xml:id="list466399884" text:style-name="L3">
        <text:list-item>
          <text:p text:style-name="P121"><text:span text:style-name="T14">1.5.1 <text:s/></text:span><text:span text:style-name="T16">на повышенную температуру</text:span></text:p>
        </text:list-item>
      </text:list>
      <text:p text:style-name="P68"><text:span text:style-name="T7">- температуры окружающего воздуха от плюс </text:span><text:span text:style-name="T11">2</text:span><text:span text:style-name="T7">5 до плюс </text:span><text:span text:style-name="T11">40</text:span><text:span text:style-name="T7"> </text:span><text:span text:style-name="T21"></text:span><text:span text:style-name="T7">С;</text:span></text:p>
      <text:p text:style-name="P87"/>
      <text:p text:style-name="P35"/>
      <text:h text:style-name="P118" text:outline-level="1">2. Методика испытаний. </text:h>
      <text:p text:style-name="P41">Перед началом испытаний собрать схему <text:s/>согласно приложению 1.</text:p>
      <text:h text:style-name="P37" text:outline-level="2">2.1 Проверку входящего вызова от абонента ТА <text:s text:c="2"/>к абоненту ТГС Н2 проводят следующим методом:</text:h>
      <text:p text:style-name="P24">а) установить на имитаторе линии <text:s/>ноль км;</text:p>
      <text:p text:style-name="P24">б) Поднять трубку на ТА и набрать вызывной номер ТГС Н2. Должно установиться соединение; </text:p>
      <text:p text:style-name="P24">в) <text:s/>Абонент ТА передает сообщение абоненту ТГС Н2. <text:s/>Контролировать воспроизведение этого сообщения в динамике ТГС Н2;</text:p>
      <text:p text:style-name="P24">г) нажать и удерживать кнопку «Микрофон» на ТГС Н2. <text:s/>Абонент ТГС Н2 передает сообщение абоненту ТА. Контролировать воспроизведение этого сообщения в динамике трубки ТА. </text:p>
      <text:p text:style-name="P24">д) положить трубку на ТА. Контролировать что через время не более 4 с должен произойти отбой соединения, воспроизведение акустического сигнала «Отбой» в динамике ТГС Н2 должно прекратиться;</text:p>
      <text:p text:style-name="P24"/>
      <text:p text:style-name="P24">Изделие считают выдержавшим проверку если:</text:p>
      <text:p text:style-name="P24">- при входящем вызове на ТГС Н2 соединение автоматически устанавливается;</text:p>
      <text:p text:style-name="P24">- контрольный текст прослушивается без искажений, провалов и изменения тембра;</text:p>
      <text:p text:style-name="P24">- отбой соединения со стороны абонента ТА производится за время не более 4 с.</text:p>
      <text:p text:style-name="P24"/>
      <text:h text:style-name="P37" text:outline-level="2">2.2 <text:s/>Проверку исходящего вызова от абонента ТГС Н2 к абоненту ТА проводят следующим методом:</text:h>
      <text:p text:style-name="P24">а) установить на имитаторе линии <text:s/>0 км;</text:p>
      <text:p text:style-name="P24">б) нажать кнопку на ТГС Н2 «Вызов», контролировать наличие акустического сигнала «Ответ станции»;</text:p>
      <text:p text:style-name="P24">в) через время приблизительно 10с контролировать наличие акустического сигнала «Отбой». Контролировать что через время не более 4 с должен произойти отбой соединения, воспроизведение акустического сигнала «Отбой» в динамике ТГС Н2 должно прекратиться.</text:p>
      <text:p text:style-name="P24">г) повторить проверку по п.п. б) и в) для сопротивления линии 1-8 км</text:p>
      <text:p text:style-name="P24">Изделие считают выдержавшим проверку если:</text:p>
      <text:p text:style-name="P24">- при исходящем вызове на ТГС Н2 прослушивается сигнал «Ответ станции»;</text:p>
      <text:p text:style-name="P24">- отбой соединения со стороны абонента ТГС производится за время не более 4 с.</text:p>
      <text:h text:style-name="P39" text:outline-level="2"><text:soft-page-break/>2.3 Проверку входящего вызова от абонента ТА <text:s text:c="2"/>к ТГС Н2 при изменении (снижении) амплитуды вызывного сигнала в связи с увеличением длины линии и отбоя соединения со стороны абонента ТА при изменении сопротивления абонентской линии (далее - АЛ) проводят следующим методом:</text:h>
      <text:p text:style-name="P24">а) установить на имитаторе линии <text:s/>1 км;</text:p>
      <text:p text:style-name="P24">б) провести проверку согласно п.2.1 а), б), д); </text:p>
      <text:p text:style-name="P24">в) последовательно устанавливая на имитаторе линии <text:s/>от 2 до 8 км, повторить проверку согласно п.2.1 а), б), д); </text:p>
      <text:p text:style-name="P24">Изделие считают выдержавшим проверку если отбой соединения производится за время не более <text:span text:style-name="T40">4</text:span> с.</text:p>
      <text:h text:style-name="P39" text:outline-level="2">2.4 Проверку отбоя соединения по таймеру при отсутствии голосовой активности проводят следующим методом:</text:h>
      <text:p text:style-name="P24">а) установить на имитаторе линии <text:s/>0 км;</text:p>
      <text:p text:style-name="P24">б) поднять трубку на ТА и набрать вызывной номер ТГС Н2. Должно установиться соединение;</text:p>
      <text:p text:style-name="P24">в) если в течени<text:span text:style-name="T30">и 1 минуты </text:span><text:s/>на ТГС Н2 не нажимают кнопку «Микрофон», а на ТА отключен (приглушен) микрофон, то соединение должно отбиться, абонент ТА должен услышать акустический сигнал «Отбой» (короткие гудки);</text:p>
      <text:p text:style-name="P24">г) положить трубку <text:s/>на ТА; </text:p>
      <text:p text:style-name="P24">д) установить на имитаторе линии <text:s/>8 км и повторить проверку по п.п.2.4 б) - г).</text:p>
      <text:p text:style-name="P24"/>
      <text:p text:style-name="P24">Изделие считают выдержавшим проверку если при отсутствии голосовой активности в режиме соединения автоматический отбой соединения производится за время не более <text:span text:style-name="T39">6</text:span>0 с.</text:p>
      <text:p text:style-name="P22"/>
      <text:p text:style-name="P22"><text:span text:style-name="T1">2.</text:span><text:span text:style-name="T2">5</text:span><text:span text:style-name="T1"> <text:s/>Проверку входного сопротивления ТГС Н2 в режиме «Соединение» проводят следующим методом:</text:span></text:p>
      <text:p text:style-name="P24">а) установить сопротивление линии 0 км;</text:p>
      <text:p text:style-name="P24">б) установить исходящее соединение, нажав на ТГС Н2 кнопку «Вызов»;</text:p>
      <text:p text:style-name="P24">г) измерить напряжение постоянного тока на входе <text:s/>ТГС Н2;</text:p>
      <text:p text:style-name="P22"><text:span text:style-name="T1">д) вычислить входное сопротивление по формуле: </text:span><text:span text:style-name="T3">R</text:span><text:span text:style-name="T43">вх</text:span><text:span text:style-name="T1"> =</text:span><text:span text:style-name="T3">U</text:span><text:span text:style-name="T1">/</text:span><text:span text:style-name="T3">I</text:span><text:span text:style-name="T43">лин</text:span><text:span text:style-name="T1">, где </text:span><text:span text:style-name="T3">I</text:span><text:span text:style-name="T43">лин</text:span><text:span text:style-name="T1">=20 мА.</text:span></text:p>
      <text:p text:style-name="P24"><text:s/></text:p>
      <text:p text:style-name="P23"><text:span text:style-name="T1">Изделие считают выдержавшим проверку, если значение </text:span><text:span text:style-name="T3">R</text:span><text:span text:style-name="T43">вх</text:span><text:span text:style-name="T1"> от 300 до 850 Ом. <text:s/></text:span></text:p>
      <text:p text:style-name="P25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16" text:outline-level="1" text:is-list-header="true">Протокол испытаний <text:span text:style-name="T33"><text:s text:c="2"/>1.5.1</text:span></text:h>
      <text:p text:style-name="P16">Узла процессора ТГС Н2 МАВЦ.467291.013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 table:number-columns-repeated="10"/>
        <table:table-column table:style-name="Table2.M"/>
        <table:table-row table:style-name="Table2.1">
          <table:table-cell table:style-name="Table2.A1" table:number-rows-spanned="2" office:value-type="string">
            <text:p text:style-name="P58">Пункт </text:p>
          </table:table-cell>
          <table:table-cell table:style-name="Table2.A1" table:number-rows-spanned="2" office:value-type="string">
            <text:p text:style-name="P59">№<text:span text:style-name="T36"> попытк</text:span>и</text:p>
          </table:table-cell>
          <table:table-cell table:style-name="Table2.C1" table:number-columns-spanned="11" office:value-type="string">
            <text:p text:style-name="P49">Расстояние (эквивалент линии, км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49">0</text:p>
          </table:table-cell>
          <table:table-cell table:style-name="Table2.C2" office:value-type="string">
            <text:p text:style-name="P49">1</text:p>
          </table:table-cell>
          <table:table-cell table:style-name="Table2.C2" office:value-type="string">
            <text:p text:style-name="P49">2</text:p>
          </table:table-cell>
          <table:table-cell table:style-name="Table2.C2" office:value-type="string">
            <text:p text:style-name="P49">3</text:p>
          </table:table-cell>
          <table:table-cell table:style-name="Table2.C2" office:value-type="string">
            <text:p text:style-name="P49">4</text:p>
          </table:table-cell>
          <table:table-cell table:style-name="Table2.C2" office:value-type="string">
            <text:p text:style-name="P49">5</text:p>
          </table:table-cell>
          <table:table-cell table:style-name="Table2.C2" office:value-type="string">
            <text:p text:style-name="P49">6</text:p>
          </table:table-cell>
          <table:table-cell table:style-name="Table2.C2" office:value-type="string">
            <text:p text:style-name="P49">7</text:p>
          </table:table-cell>
          <table:table-cell table:style-name="Table2.C2" office:value-type="string">
            <text:p text:style-name="P49">8</text:p>
          </table:table-cell>
          <table:table-cell table:style-name="Table2.C2" office:value-type="string">
            <text:p text:style-name="P60">9</text:p>
          </table:table-cell>
          <table:table-cell table:style-name="Table2.M2" office:value-type="string">
            <text:p text:style-name="P60">10</text:p>
          </table:table-cell>
        </table:table-row>
        <table:table-row table:style-name="Table2.3">
          <table:table-cell table:style-name="Table2.C2" office:value-type="string">
            <text:p text:style-name="P49">2.1</text:p>
          </table:table-cell>
          <table:table-cell table:style-name="Table2.C2" office:value-type="string">
            <text:p text:style-name="P49">1</text:p>
          </table:table-cell>
          <table:table-cell table:style-name="Table2.C2" office:value-type="string">
            <text:p text:style-name="P50"/>
          </table:table-cell>
          <table:table-cell table:style-name="Table2.M2" table:number-columns-spanned="10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C2" office:value-type="string">
            <text:p text:style-name="P49">2.2</text:p>
          </table:table-cell>
          <table:table-cell table:style-name="Table2.C2" office:value-type="string">
            <text:p text:style-name="P49">1</text:p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M2" office:value-type="string">
            <text:p text:style-name="P50"/>
          </table:table-cell>
        </table:table-row>
        <table:table-row table:style-name="Table2.5">
          <table:table-cell table:style-name="Table2.C2" office:value-type="string">
            <text:p text:style-name="P49">2.3</text:p>
          </table:table-cell>
          <table:table-cell table:style-name="Table2.C2" office:value-type="string">
            <text:p text:style-name="P49">1</text:p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C2" office:value-type="string">
            <text:p text:style-name="P50"/>
          </table:table-cell>
          <table:table-cell table:style-name="Table2.M2" office:value-type="string">
            <text:p text:style-name="P50"/>
          </table:table-cell>
        </table:table-row>
        <table:table-row table:style-name="Table2.6">
          <table:table-cell table:style-name="Table2.C2" office:value-type="string">
            <text:p text:style-name="P49">2.4</text:p>
          </table:table-cell>
          <table:table-cell table:style-name="Table2.C2" office:value-type="string">
            <text:p text:style-name="P49">1</text:p>
          </table:table-cell>
          <table:table-cell table:style-name="Table2.C2" office:value-type="string">
            <text:p text:style-name="P50"/>
          </table:table-cell>
          <table:table-cell table:style-name="Table2.C2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office:value-type="string">
            <text:p text:style-name="P50"/>
          </table:table-cell>
          <table:table-cell table:style-name="Table2.M2" table:number-columns-spanned="2" office:value-type="string">
            <text:p text:style-name="P50"/>
          </table:table-cell>
          <table:covered-table-cell/>
        </table:table-row>
        <table:table-row table:style-name="Table2.7">
          <table:table-cell table:style-name="Table2.C2" office:value-type="string">
            <text:p text:style-name="P50">2.<text:span text:style-name="T22">5</text:span></text:p>
          </table:table-cell>
          <table:table-cell table:style-name="Table2.C2" office:value-type="string">
            <text:p text:style-name="P49">1</text:p>
          </table:table-cell>
          <table:table-cell table:style-name="Table2.M2" table:number-columns-spanned="11" office:value-type="string">
            <text:p text:style-name="P61">Uвх = <text:span text:style-name="T42">……...</text:span><text:span text:style-name="T31">В</text:span><text:span text:style-name="T27"> <text:s text:c="7"/></text:span>R<text:span text:style-name="T27">вх </text:span>= <text:span text:style-name="T42">……....</text:span><text:span text:style-name="T31">В</text:span><text:span text:style-name="T41"> </text:span>/ 20 <text:span text:style-name="T41">мA</text:span> = <text:span text:style-name="T42">….…...</text:span><text:span text:style-name="T27">О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 text:c="161"/></text:p>
      <text:p text:style-name="P66">Вывод:</text:p>
      <text:p text:style-name="P67">Изделие МАВЦ.467291.013 узел процессора ТГС Н2 соответствует требованиям </text:p>
      <text:list xml:id="list146890572" text:style-name="WW8Num3">
        <text:list-item>
          <text:p text:style-name="P127">ТЗ на ТГС Н2;</text:p>
        </text:list-item>
        <text:list-item>
          <text:p text:style-name="P127">Технические требования на ПО ТГС Н2</text:p>
        </text:list-item>
        <text:list-item>
          <text:p text:style-name="P128"><text:span text:style-name="T38"><text:s/></text:span>ПМИ ТГС Н2.</text:p>
        </text:list-item>
      </text:list>
      <text:p text:style-name="P62"/>
      <text:p text:style-name="P63">Может быть внедрено для серийного производства.</text:p>
      <text:p text:style-name="P12"/>
      <text:p text:style-name="P15">Испытания <text:s/>изделия проводила комиссия в составе :</text:p>
      <text:p text:style-name="P15"/>
      <text:p text:style-name="P15">Кротов Б.Г. — председатель комиссии…………………………./ <text:s text:c="22"/>/</text:p>
      <text:p text:style-name="P15"/>
      <text:p text:style-name="P15">Михайлов С.Л. - член комиссии…………………………………/ <text:s text:c="21"/>/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69"/>
      <text:p text:style-name="P12"/>
      <text:p text:style-name="P12"/>
      <text:p text:style-name="P42"><text:span text:style-name="T50">ТГС Н2</text:span> зав.№____________</text:p>
      <text:p text:style-name="P47">Протокол № 1.<text:span text:style-name="T50">5.2</text:span> </text:p>
      <text:p text:style-name="P47">Испытания на пониженную температуру</text:p>
      <text:h text:style-name="Heading_20_2" text:outline-level="2">1 Время проведения испытаний </text:h>
      <text:p text:style-name="Text_20_body"/>
      <text:p text:style-name="P34"><text:tab/>- Дата  <text:date style:data-style-name="N37" text:date-value="2018-05-28T19:04:25.073000011" text:fixed="true">28.05.18</text:date> г.  Начало испытаний  <text:span text:style-name="T26">09</text:span>-40 Завершение испытаний 18-00</text:p>
      <text:h text:style-name="P40" text:outline-level="2">2 Состав испытываемого оборудования</text:h>
      <text:p text:style-name="P129"><draw:frame draw:style-name="fr1" draw:name="Frame1" text:anchor-type="paragraph" svg:width="18.441cm" draw:z-index="0"><draw:text-box fo:min-height="0.041cm"><table:table table:name="Table4" table:style-name="Table4"><table:table-column table:style-name="Table4.A"/><table:table-column table:style-name="Table4.B" table:number-columns-repeated="2"/><table:table-column table:style-name="Table4.D"/><table:table-header-rows><table:table-row><table:table-cell table:style-name="Table4.A1" office:value-type="string"><text:p text:style-name="P64">Наименование и обозначение изделия </text:p></table:table-cell><table:table-cell table:style-name="Table4.A1" office:value-type="string"><text:p text:style-name="P64">Кол-во (шт.)</text:p></table:table-cell><table:table-cell table:style-name="Table4.C1" office:value-type="string"><text:p text:style-name="P65">Группа</text:p><text:p text:style-name="P65">исполн.</text:p><text:p text:style-name="P64">(ВВФ)</text:p></table:table-cell><table:table-cell table:style-name="Table4.D1" office:value-type="string"><text:p text:style-name="P64">Зав.№</text:p></table:table-cell></table:table-row></table:table-header-rows><table:table-row><table:table-cell table:style-name="Table4.A2" office:value-type="string"><text:p text:style-name="P71"><text:span text:style-name="T46">1.1 </text:span><text:span text:style-name="T45">   </text:span><text:span text:style-name="T46">Терминал громкоговорящей связи «НАБАТ» Н2, МАВЦ.465482.016 (ТГС Н2)</text:span></text:p></table:table-cell><table:table-cell table:style-name="Table4.A2" office:value-type="string"><text:p text:style-name="P70">1</text:p></table:table-cell><table:table-cell table:style-name="Table4.C2" office:value-type="string"><text:p text:style-name="P70">1.3</text:p></table:table-cell><table:table-cell table:style-name="Table4.D2" office:value-type="string"><text:p text:style-name="P70"> </text:p></table:table-cell></table:table-row></table:table></draw:text-box></draw:frame>СЧ изделия участвующие в испытаниях вне климатической камеры:</text:p>
      <text:p text:style-name="P106">- Модуль базовый «НАБАТ» А2,</text:p>
      <text:p text:style-name="P95"><text:bookmark text:name="_GoBack"/>- Аппарат телефонный ВЕКТОР <text:span text:style-name="T22">ST</text:span>-555/01</text:p>
      <text:p text:style-name="P95">- СОДС «Набат»</text:p>
      <text:h text:style-name="Heading_20_2" text:outline-level="2"> 3 Этапы испытаний:</text:h>
      <text:p text:style-name="P104">1) НКУ – проверка;  </text:p>
      <text:p text:style-name="P103">2) Предельная  пониженная температура – выдержка в выключенном состоянии 3 ч;  </text:p>
      <text:p text:style-name="P103">3) Рабочая  пониженная температура – выдержка в выключенном состоянии 3 ч – включение –проверка;</text:p>
      <text:p text:style-name="P103">4) НКУ – выдержка в выключенном состоянии 3 ч – включение – проверка.</text:p>
      <text:h text:style-name="Heading_20_2" text:outline-level="2">4 Результаты испытаний 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3"/>
        <table:table-column table:style-name="Table5.C"/>
        <table:table-column table:style-name="Table5.H"/>
        <table:table-row>
          <table:table-cell table:style-name="Table5.A1" table:number-rows-spanned="2" office:value-type="string">
            <text:p text:style-name="P73">Вид </text:p>
            <text:p text:style-name="P73">проверки</text:p>
          </table:table-cell>
          <table:table-cell table:style-name="Table5.B1" table:number-rows-spanned="2" office:value-type="string">
            <text:p text:style-name="P73">Содержание </text:p>
            <text:p text:style-name="P73">проверки</text:p>
          </table:table-cell>
          <table:table-cell table:style-name="Table5.B1" table:number-columns-spanned="5" office:value-type="string">
            <text:p text:style-name="P73">Этапы испытаний и  время проверки</text:p>
          </table:table-cell>
          <table:covered-table-cell/>
          <table:covered-table-cell/>
          <table:covered-table-cell/>
          <table:covered-table-cell/>
          <table:table-cell table:style-name="Table5.B1" table:number-rows-spanned="2" office:value-type="string">
            <text:p text:style-name="P73">Примеч.</text:p>
          </table:table-cell>
        </table:table-row>
        <table:table-row>
          <table:covered-table-cell/>
          <table:covered-table-cell/>
          <table:table-cell table:style-name="Table5.C2" office:value-type="string">
            <text:p text:style-name="P75">1</text:p>
            <text:p text:style-name="P77">НКУ</text:p>
          </table:table-cell>
          <table:table-cell table:style-name="Table5.C2" office:value-type="string">
            <text:p text:style-name="P75">2</text:p>
            <text:p text:style-name="P77">-40 ºС</text:p>
          </table:table-cell>
          <table:table-cell table:style-name="Table5.C2" office:value-type="string">
            <text:p text:style-name="P77"/>
          </table:table-cell>
          <table:table-cell table:style-name="Table5.C2" office:value-type="string">
            <text:p text:style-name="P77">3</text:p>
            <text:p text:style-name="P77">-10 ºС</text:p>
          </table:table-cell>
          <table:table-cell table:style-name="Table5.C2" office:value-type="string">
            <text:p text:style-name="P77">4</text:p>
            <text:p text:style-name="P77">НКУ</text:p>
          </table:table-cell>
          <table:covered-table-cell/>
        </table:table-row>
        <table:table-row>
          <table:table-cell table:style-name="Table5.A3" office:value-type="string">
            <text:p text:style-name="P72">Связь с  ТГС Н2   </text:p>
          </table:table-cell>
          <table:table-cell table:style-name="Table5.C2" office:value-type="string">
            <text:p text:style-name="P88">Вызов, </text:p>
          </table:table-cell>
          <table:table-cell table:style-name="Table5.C2" office:value-type="string">
            <text:p text:style-name="P80">+</text:p>
          </table:table-cell>
          <table:table-cell table:style-name="Table5.C2" office:value-type="string">
            <text:p text:style-name="P82">НП</text:p>
          </table:table-cell>
          <table:table-cell table:style-name="Table5.C2" office:value-type="string">
            <text:p text:style-name="P90"> </text:p>
          </table:table-cell>
          <table:table-cell table:style-name="Table5.C2" office:value-type="string">
            <text:p text:style-name="P92">+</text:p>
          </table:table-cell>
          <table:table-cell table:style-name="Table5.C2" office:value-type="string">
            <text:p text:style-name="P92">+</text:p>
          </table:table-cell>
          <table:table-cell table:style-name="Table5.C2" office:value-type="string">
            <text:p text:style-name="P88"> </text:p>
          </table:table-cell>
        </table:table-row>
        <table:table-row>
          <table:table-cell table:style-name="Table5.A3" office:value-type="string">
            <text:p text:style-name="P84"> </text:p>
          </table:table-cell>
          <table:table-cell table:style-name="Table5.C2" office:value-type="string">
            <text:p text:style-name="P88">соединение</text:p>
          </table:table-cell>
          <table:table-cell table:style-name="Table5.C2" office:value-type="string">
            <text:p text:style-name="P80">+</text:p>
          </table:table-cell>
          <table:table-cell table:style-name="Table5.C2" office:value-type="string">
            <text:p text:style-name="P82">НП</text:p>
          </table:table-cell>
          <table:table-cell table:style-name="Table5.C2" office:value-type="string">
            <text:p text:style-name="P90"> </text:p>
          </table:table-cell>
          <table:table-cell table:style-name="Table5.C2" office:value-type="string">
            <text:p text:style-name="P92">+</text:p>
          </table:table-cell>
          <table:table-cell table:style-name="Table5.C2" office:value-type="string">
            <text:p text:style-name="P92">+</text:p>
          </table:table-cell>
          <table:table-cell table:style-name="Table5.C2" office:value-type="string">
            <text:p text:style-name="P88"> </text:p>
          </table:table-cell>
        </table:table-row>
        <table:table-row>
          <table:table-cell table:style-name="Table5.A3" office:value-type="string">
            <text:p text:style-name="P84"> </text:p>
          </table:table-cell>
          <table:table-cell table:style-name="Table5.C2" office:value-type="string">
            <text:p text:style-name="P88">отбой</text:p>
          </table:table-cell>
          <table:table-cell table:style-name="Table5.C2" office:value-type="string">
            <text:p text:style-name="P80">+</text:p>
          </table:table-cell>
          <table:table-cell table:style-name="Table5.C2" office:value-type="string">
            <text:p text:style-name="P82">НП</text:p>
          </table:table-cell>
          <table:table-cell table:style-name="Table5.C2" office:value-type="string">
            <text:p text:style-name="P90"> </text:p>
          </table:table-cell>
          <table:table-cell table:style-name="Table5.C2" office:value-type="string">
            <text:p text:style-name="P92">-</text:p>
          </table:table-cell>
          <table:table-cell table:style-name="Table5.C2" office:value-type="string">
            <text:p text:style-name="P92">-</text:p>
          </table:table-cell>
          <table:table-cell table:style-name="Table5.C2" office:value-type="string">
            <text:p text:style-name="P88"> </text:p>
          </table:table-cell>
        </table:table-row>
        <table:table-row>
          <table:table-cell table:style-name="Table5.A3" office:value-type="string">
            <text:p text:style-name="P84"> </text:p>
          </table:table-cell>
          <table:table-cell table:style-name="Table5.C2" office:value-type="string">
            <text:p text:style-name="P88"> </text:p>
          </table:table-cell>
          <table:table-cell table:style-name="Table5.C2" office:value-type="string">
            <text:p text:style-name="P73"> </text:p>
          </table:table-cell>
          <table:table-cell table:style-name="Table5.C2" office:value-type="string">
            <text:p text:style-name="P73"> </text:p>
          </table:table-cell>
          <table:table-cell table:style-name="Table5.C2" office:value-type="string">
            <text:p text:style-name="P90"> </text:p>
          </table:table-cell>
          <table:table-cell table:style-name="Table5.C2" office:value-type="string">
            <text:p text:style-name="P90"> </text:p>
          </table:table-cell>
          <table:table-cell table:style-name="Table5.C2" office:value-type="string">
            <text:p text:style-name="P90"> </text:p>
          </table:table-cell>
          <table:table-cell table:style-name="Table5.C2" office:value-type="string">
            <text:p text:style-name="P88"> </text:p>
          </table:table-cell>
        </table:table-row>
      </table:table>
      <text:p text:style-name="P97"> </text:p>
      <text:p text:style-name="P98"><text:soft-page-break/>Замечания </text:p>
      <text:p text:style-name="P101"> </text:p>
      <text:p text:style-name="P101"> </text:p>
      <text:p text:style-name="P101"> </text:p>
      <text:p text:style-name="P102"><text:span text:style-name="T47">Испытания проводили:                                                    </text:span><text:span text:style-name="T48">Испытатель</text:span></text:p>
      <text:p text:style-name="P43"><text:span text:style-name="T50">ТГС Н2</text:span> зав.№____________</text:p>
      <text:p text:style-name="P48">Протокол № 1.<text:span text:style-name="T50">5.</text:span><text:span text:style-name="T26">3</text:span></text:p>
      <text:p text:style-name="P48">Испытания на по<text:span text:style-name="T51">выш</text:span>енную температуру</text:p>
      <text:h text:style-name="P40" text:outline-level="2">1 Время проведения испытаний </text:h>
      <text:p text:style-name="P44"/>
      <text:p text:style-name="P34"><text:tab/>- Дата  <text:date style:data-style-name="N37" text:date-value="2018-05-28T19:04:25.073000011" text:fixed="true">28.05.18</text:date> г.  Начало испытаний  <text:span text:style-name="T26">09</text:span>-40 Завершение испытаний 18-00</text:p>
      <text:h text:style-name="P40" text:outline-level="2">2 Состав испытываемого оборудования</text:h>
      <text:p text:style-name="P130"><draw:frame draw:style-name="fr1" draw:name="Frame2" text:anchor-type="paragraph" svg:width="18.441cm" draw:z-index="1"><draw:text-box fo:min-height="0.041cm"><table:table table:name="Table7" table:style-name="Table7"><table:table-column table:style-name="Table7.A"/><table:table-column table:style-name="Table7.B" table:number-columns-repeated="2"/><table:table-column table:style-name="Table7.D"/><table:table-header-rows><table:table-row><table:table-cell table:style-name="Table7.A1" office:value-type="string"><text:p text:style-name="P64">Наименование и обозначение изделия </text:p></table:table-cell><table:table-cell table:style-name="Table7.A1" office:value-type="string"><text:p text:style-name="P64">Кол-во (шт.)</text:p></table:table-cell><table:table-cell table:style-name="Table7.C1" office:value-type="string"><text:p text:style-name="P65">Группа</text:p><text:p text:style-name="P65">исполн.</text:p><text:p text:style-name="P64">(ВВФ)</text:p></table:table-cell><table:table-cell table:style-name="Table7.D1" office:value-type="string"><text:p text:style-name="P64">Зав.№</text:p></table:table-cell></table:table-row></table:table-header-rows><table:table-row><table:table-cell table:style-name="Table7.A2" office:value-type="string"><text:p text:style-name="P71"><text:span text:style-name="T46">1.1 </text:span><text:span text:style-name="T45">   </text:span><text:span text:style-name="T46">Терминал громкоговорящей связи «НАБАТ» Н2, МАВЦ.465482.016 (ТГС Н2)</text:span></text:p></table:table-cell><table:table-cell table:style-name="Table7.A2" office:value-type="string"><text:p text:style-name="P70">1</text:p></table:table-cell><table:table-cell table:style-name="Table7.C2" office:value-type="string"><text:p text:style-name="P70">1.3</text:p></table:table-cell><table:table-cell table:style-name="Table7.D2" office:value-type="string"><text:p text:style-name="P70"> </text:p></table:table-cell></table:table-row></table:table></draw:text-box></draw:frame>СЧ изделия участвующие в испытаниях вне климатической камеры:</text:p>
      <text:p text:style-name="P107">- Модуль базовый «НАБАТ» А2,</text:p>
      <text:p text:style-name="P96"><text:bookmark text:name="_GoBack1"/>- Аппарат телефонный ВЕКТОР <text:span text:style-name="T22">ST</text:span>-555/01</text:p>
      <text:p text:style-name="P96">- СОДС «Набат»</text:p>
      <text:h text:style-name="P40" text:outline-level="2"> 3 Этапы испытаний:</text:h>
      <text:p text:style-name="P105"><text:span text:style-name="T46">1)</text:span><text:span text:style-name="T45">   </text:span><text:span text:style-name="T46">НКУ – проверка; </text:span></text:p>
      <text:p text:style-name="P108">2) Рабочая  повышенная температура – выдержка во включенном состоянии 2 ч – проверка;</text:p>
      <text:p text:style-name="P109">3) Предельная  повышенная температура – выдержка в выключенном состоянии 2 ч;</text:p>
      <text:p text:style-name="P109">4) Рабочая повышенная температура – выдержка 2 ч – включение – проверка;</text:p>
      <text:p text:style-name="P109">5) НКУ – выдержка во включенном состоянии 2 ч – проверка. </text:p>
      <text:h text:style-name="P40" text:outline-level="2">4 Результаты испытаний 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3"/>
        <table:table-column table:style-name="Table6.C"/>
        <table:table-column table:style-name="Table6.H"/>
        <table:table-row>
          <table:table-cell table:style-name="Table6.A1" table:number-rows-spanned="2" office:value-type="string">
            <text:p text:style-name="P74">Вид </text:p>
            <text:p text:style-name="P74">проверки</text:p>
          </table:table-cell>
          <table:table-cell table:style-name="Table6.B1" table:number-rows-spanned="2" office:value-type="string">
            <text:p text:style-name="P74">Содержание </text:p>
            <text:p text:style-name="P74">проверки</text:p>
          </table:table-cell>
          <table:table-cell table:style-name="Table6.B1" table:number-columns-spanned="5" office:value-type="string">
            <text:p text:style-name="P74">Этапы испытаний и  время проверки</text:p>
          </table:table-cell>
          <table:covered-table-cell/>
          <table:covered-table-cell/>
          <table:covered-table-cell/>
          <table:covered-table-cell/>
          <table:table-cell table:style-name="Table6.B1" table:number-rows-spanned="2" office:value-type="string">
            <text:p text:style-name="P74">Примеч.</text:p>
          </table:table-cell>
        </table:table-row>
        <table:table-row>
          <table:covered-table-cell/>
          <table:covered-table-cell/>
          <table:table-cell table:style-name="Table6.C2" office:value-type="string">
            <text:p text:style-name="P76">1</text:p>
            <text:p text:style-name="P78">НКУ</text:p>
          </table:table-cell>
          <table:table-cell table:style-name="Table6.C2" office:value-type="string">
            <text:p text:style-name="P76">2</text:p>
            <text:p text:style-name="P78"><text:span text:style-name="T51">+</text:span>40 ºС</text:p>
          </table:table-cell>
          <table:table-cell table:style-name="Table6.C2" office:value-type="string">
            <text:p text:style-name="P78">3</text:p>
            <text:p text:style-name="P78"><text:span text:style-name="T51">+4</text:span>0 ºС</text:p>
          </table:table-cell>
          <table:table-cell table:style-name="Table6.C2" office:value-type="string">
            <text:p text:style-name="P79">4</text:p>
            <text:p text:style-name="P78"><text:span text:style-name="T51">+4</text:span>0 ºС</text:p>
          </table:table-cell>
          <table:table-cell table:style-name="Table6.C2" office:value-type="string">
            <text:p text:style-name="P79">5</text:p>
            <text:p text:style-name="P78">НКУ</text:p>
          </table:table-cell>
          <table:covered-table-cell/>
        </table:table-row>
        <table:table-row>
          <table:table-cell table:style-name="Table6.A3" office:value-type="string">
            <text:p text:style-name="P86">Связь с  ТГС Н2   </text:p>
          </table:table-cell>
          <table:table-cell table:style-name="Table6.C2" office:value-type="string">
            <text:p text:style-name="P89">Вызов, </text:p>
          </table:table-cell>
          <table:table-cell table:style-name="Table6.C2" office:value-type="string">
            <text:p text:style-name="P81">+</text:p>
          </table:table-cell>
          <table:table-cell table:style-name="Table6.C2" office:value-type="string">
            <text:p text:style-name="P83">НП</text:p>
          </table:table-cell>
          <table:table-cell table:style-name="Table6.C2" office:value-type="string">
            <text:p text:style-name="P91"> </text:p>
          </table:table-cell>
          <table:table-cell table:style-name="Table6.C2" office:value-type="string">
            <text:p text:style-name="P93">+</text:p>
          </table:table-cell>
          <table:table-cell table:style-name="Table6.C2" office:value-type="string">
            <text:p text:style-name="P93">+</text:p>
          </table:table-cell>
          <table:table-cell table:style-name="Table6.C2" office:value-type="string">
            <text:p text:style-name="P89"> </text:p>
          </table:table-cell>
        </table:table-row>
        <table:table-row>
          <table:table-cell table:style-name="Table6.A3" office:value-type="string">
            <text:p text:style-name="P85"> </text:p>
          </table:table-cell>
          <table:table-cell table:style-name="Table6.C2" office:value-type="string">
            <text:p text:style-name="P89">соединение</text:p>
          </table:table-cell>
          <table:table-cell table:style-name="Table6.C2" office:value-type="string">
            <text:p text:style-name="P81">+</text:p>
          </table:table-cell>
          <table:table-cell table:style-name="Table6.C2" office:value-type="string">
            <text:p text:style-name="P83">НП</text:p>
          </table:table-cell>
          <table:table-cell table:style-name="Table6.C2" office:value-type="string">
            <text:p text:style-name="P91"> </text:p>
          </table:table-cell>
          <table:table-cell table:style-name="Table6.C2" office:value-type="string">
            <text:p text:style-name="P93">+</text:p>
          </table:table-cell>
          <table:table-cell table:style-name="Table6.C2" office:value-type="string">
            <text:p text:style-name="P93">+</text:p>
          </table:table-cell>
          <table:table-cell table:style-name="Table6.C2" office:value-type="string">
            <text:p text:style-name="P89"> </text:p>
          </table:table-cell>
        </table:table-row>
        <table:table-row>
          <table:table-cell table:style-name="Table6.A3" office:value-type="string">
            <text:p text:style-name="P85"> </text:p>
          </table:table-cell>
          <table:table-cell table:style-name="Table6.C2" office:value-type="string">
            <text:p text:style-name="P89">отбой</text:p>
          </table:table-cell>
          <table:table-cell table:style-name="Table6.C2" office:value-type="string">
            <text:p text:style-name="P81">+</text:p>
          </table:table-cell>
          <table:table-cell table:style-name="Table6.C2" office:value-type="string">
            <text:p text:style-name="P83">НП</text:p>
          </table:table-cell>
          <table:table-cell table:style-name="Table6.C2" office:value-type="string">
            <text:p text:style-name="P91"> </text:p>
          </table:table-cell>
          <table:table-cell table:style-name="Table6.C2" office:value-type="string">
            <text:p text:style-name="P93">-</text:p>
          </table:table-cell>
          <table:table-cell table:style-name="Table6.C2" office:value-type="string">
            <text:p text:style-name="P93">-</text:p>
          </table:table-cell>
          <table:table-cell table:style-name="Table6.C2" office:value-type="string">
            <text:p text:style-name="P89"> </text:p>
          </table:table-cell>
        </table:table-row>
        <table:table-row>
          <table:table-cell table:style-name="Table6.A3" office:value-type="string">
            <text:p text:style-name="P85"> </text:p>
          </table:table-cell>
          <table:table-cell table:style-name="Table6.C2" office:value-type="string">
            <text:p text:style-name="P89"> </text:p>
          </table:table-cell>
          <table:table-cell table:style-name="Table6.C2" office:value-type="string">
            <text:p text:style-name="P74"> </text:p>
          </table:table-cell>
          <table:table-cell table:style-name="Table6.C2" office:value-type="string">
            <text:p text:style-name="P74"> </text:p>
          </table:table-cell>
          <table:table-cell table:style-name="Table6.C2" office:value-type="string">
            <text:p text:style-name="P91"> </text:p>
          </table:table-cell>
          <table:table-cell table:style-name="Table6.C2" office:value-type="string">
            <text:p text:style-name="P91"> </text:p>
          </table:table-cell>
          <table:table-cell table:style-name="Table6.C2" office:value-type="string">
            <text:p text:style-name="P91"> </text:p>
          </table:table-cell>
          <table:table-cell table:style-name="Table6.C2" office:value-type="string">
            <text:p text:style-name="P89"> </text:p>
          </table:table-cell>
        </table:table-row>
      </table:table>
      <text:p text:style-name="P100"><text:soft-page-break/> </text:p>
      <text:p text:style-name="P99">Замечания </text:p>
      <text:p text:style-name="P102"> </text:p>
      <text:p text:style-name="P102"> </text:p>
      <text:p text:style-name="P102"> </text:p>
      <text:p text:style-name="P102"><text:span text:style-name="T49">Испытания проводили:                                                    </text:span><text:span text:style-name="T48">Испытатель</text:span></text:p>
      <text:p text:style-name="P131"/>
      <text:p text:style-name="P102">Приложение <text:span text:style-name="T37">2 <text:s/></text:span></text:p>
      <text:p text:style-name="P13"/>
      <text:p text:style-name="P13"/>
      <text:p text:style-name="P13"><text:s text:c="40"/>Протокол <text:span text:style-name="T23">c</text:span><text:span text:style-name="T28">равнительных</text:span> испытаний</text:p>
      <text:h text:style-name="P114" text:outline-level="1"><text:s/>ТГС Н2 <text:s text:c="2"/><text:span text:style-name="T34">Версия 1 (с установленным модулем </text:span><text:span text:style-name="T24">DCPC1)</text:span></text:h>
      <text:h text:style-name="P115" text:outline-level="1">ТГС Н2 Версия 2 (с контроллером 1887ВЕ4У) <text:s text:c="49"/></text:h>
      <text:p text:style-name="P11"><text:s text:c="96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11"/>
        <table:table-row table:style-name="Table3.1">
          <table:table-cell table:style-name="Table3.A1" table:number-rows-spanned="2" table:number-columns-spanned="2" office:value-type="string">
            <text:p text:style-name="P52"/>
            <text:p text:style-name="P52">Пункт</text:p>
            <text:p text:style-name="P52">методи<text:span text:style-name="T35">ки</text:span></text:p>
          </table:table-cell>
          <table:covered-table-cell/>
          <table:table-cell table:style-name="Table3.C1" table:number-columns-spanned="11" office:value-type="string">
            <text:p text:style-name="P51"><text:s text:c="120"/></text:p>
            <text:p text:style-name="P51"/>
            <text:p text:style-name="P52">Расстояние (эквивалент линии, км)</text:p>
            <text:p text:style-name="P51"/>
            <text:p text:style-name="P51"><text:s text:c="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2" office:value-type="string">
            <text:p text:style-name="P54">0</text:p>
          </table:table-cell>
          <table:table-cell table:style-name="Table3.C2" office:value-type="string">
            <text:p text:style-name="P52">1</text:p>
          </table:table-cell>
          <table:table-cell table:style-name="Table3.C2" office:value-type="string">
            <text:p text:style-name="P52">2</text:p>
          </table:table-cell>
          <table:table-cell table:style-name="Table3.C2" office:value-type="string">
            <text:p text:style-name="P52">3</text:p>
          </table:table-cell>
          <table:table-cell table:style-name="Table3.C2" office:value-type="string">
            <text:p text:style-name="P52">4</text:p>
          </table:table-cell>
          <table:table-cell table:style-name="Table3.C2" office:value-type="string">
            <text:p text:style-name="P52">5</text:p>
          </table:table-cell>
          <table:table-cell table:style-name="Table3.C2" office:value-type="string">
            <text:p text:style-name="P52">6</text:p>
          </table:table-cell>
          <table:table-cell table:style-name="Table3.C2" office:value-type="string">
            <text:p text:style-name="P52">7</text:p>
          </table:table-cell>
          <table:table-cell table:style-name="Table3.C2" office:value-type="string">
            <text:p text:style-name="P52">8</text:p>
          </table:table-cell>
          <table:table-cell table:style-name="Table3.C2" office:value-type="string">
            <text:p text:style-name="P53">9</text:p>
          </table:table-cell>
          <table:table-cell table:style-name="Table3.M2" office:value-type="string">
            <text:p text:style-name="P52"><text:s text:c="4"/><text:span text:style-name="T35">10</text:span></text:p>
          </table:table-cell>
        </table:table-row>
        <table:table-row table:style-name="Table3.2">
          <table:table-cell table:style-name="Table3.C2" office:value-type="string">
            <text:p text:style-name="P52">2.1</text:p>
          </table:table-cell>
          <table:table-cell table:style-name="Table3.C2" office:value-type="string">
            <text:p text:style-name="P52">1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2">2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2">3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7">1</text:p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><text:s text:c="8"/></text:p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M6" office:value-type="string">
            <text:p text:style-name="P56"/>
          </table:table-cell>
        </table:table-row>
        <table:table-row table:style-name="Table3.2"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7">2</text:p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M6" office:value-type="string">
            <text:p text:style-name="P56"/>
          </table:table-cell>
        </table:table-row>
        <table:table-row table:style-name="Table3.2"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7">3</text:p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A6" office:value-type="string">
            <text:p text:style-name="P56"/>
          </table:table-cell>
          <table:table-cell table:style-name="Table3.M6" office:value-type="string">
            <text:p text:style-name="P56"/>
          </table:table-cell>
        </table:table-row>
        <table:table-row table:style-name="Table3.2">
          <table:table-cell table:style-name="Table3.C2" office:value-type="string">
            <text:p text:style-name="P52">2.2</text:p>
          </table:table-cell>
          <table:table-cell table:style-name="Table3.C2" office:value-type="string">
            <text:p text:style-name="P52">1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2">2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2">3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2">1</text:p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M6" office:value-type="string">
            <text:p text:style-name="P51"/>
          </table:table-cell>
        </table:table-row>
        <table:table-row table:style-name="Table3.2">
          <table:table-cell table:style-name="Table3.A6" office:value-type="string">
            <text:p text:style-name="P51"><text:s text:c="5"/></text:p>
          </table:table-cell>
          <table:table-cell table:style-name="Table3.A6" office:value-type="string">
            <text:p text:style-name="P52">2</text:p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M6" office:value-type="string">
            <text:p text:style-name="P51"/>
          </table:table-cell>
        </table:table-row>
        <table:table-row table:style-name="Table3.2"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2">3</text:p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A6" office:value-type="string">
            <text:p text:style-name="P51"/>
          </table:table-cell>
          <table:table-cell table:style-name="Table3.M6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2">2.3</text:p>
          </table:table-cell>
          <table:table-cell table:style-name="Table3.C2" office:value-type="string">
            <text:p text:style-name="P52">1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2">2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2">3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2">1</text:p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M18" office:value-type="string">
            <text:p text:style-name="P51"/>
          </table:table-cell>
        </table:table-row>
        <table:table-row table:style-name="Table3.2"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2">2</text:p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M18" office:value-type="string">
            <text:p text:style-name="P51"/>
          </table:table-cell>
        </table:table-row>
        <table:table-row table:style-name="Table3.2"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2">3</text:p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M18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2">2.4</text:p>
          </table:table-cell>
          <table:table-cell table:style-name="Table3.C2" office:value-type="string">
            <text:p text:style-name="P52">1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2">2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2">3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><text:s text:c="4"/>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  <table:table-row table:style-name="Table3.2"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2">1</text:p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M18" office:value-type="string">
            <text:p text:style-name="P51"/>
          </table:table-cell>
        </table:table-row>
        <table:table-row table:style-name="Table3.2"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2">2</text:p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M18" office:value-type="string">
            <text:p text:style-name="P51"/>
          </table:table-cell>
        </table:table-row>
        <table:table-row table:style-name="Table3.2"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2">3</text:p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A18" office:value-type="string">
            <text:p text:style-name="P51"/>
          </table:table-cell>
          <table:table-cell table:style-name="Table3.M18" office:value-type="string">
            <text:p text:style-name="P51"/>
          </table:table-cell>
        </table:table-row>
        <table:table-row table:style-name="Table3.2">
          <table:table-cell table:style-name="Table3.C2" office:value-type="string">
            <text:p text:style-name="P51">2.<text:span text:style-name="T22">5</text:span></text:p>
          </table:table-cell>
          <table:table-cell table:style-name="Table3.C2" office:value-type="string">
            <text:p text:style-name="P52">1</text:p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C2" office:value-type="string">
            <text:p text:style-name="P51"/>
          </table:table-cell>
          <table:table-cell table:style-name="Table3.M2" office:value-type="string">
            <text:p text:style-name="P5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Times New Roman1" svg:font-family="'Times New Roman', serif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CYR" svg:font-family="'Arial CYR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class="text">
      <style:paragraph-properties fo:margin-left="0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1.27cm" style:auto-text-indent="false"/>
      <style:text-properties style:use-window-font-color="true" style:font-name="Arial" fo:font-family="Arial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class="list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1.27cm" style:auto-text-indent="false" style:text-autospace="none" style:punctuation-wrap="simple" style:vertical-align="baseline">
        <style:tab-stops>
          <style:tab-stop style:position="1.27cm"/>
        </style:tab-stops>
      </style:paragraph-properties>
      <style:text-properties style:use-window-font-color="true" style:font-name="Arial CYR" fo:font-family="'Arial CYR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CYR" style:font-family-complex="'Arial CYR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cm" loext:contextual-spacing="false" style:line-height-at-least="0.494cm" fo:keep-together="always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635cm" fo:margin-bottom="0cm" loext:contextual-spacing="false" style:line-height-at-least="0.494cm" fo:keep-together="always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ru" fo:country="RU" fo:font-style="italic" fo:font-weight="bold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ize-complex="12pt" style:font-style-complex="italic"/>
    </style:style>
    <style:style style:name="Маркированный_20_список1" style:display-name="Маркированный список1" style:family="paragraph" style:parent-style-name="List" style:list-style-name="WW8Num7">
      <style:paragraph-properties style:line-height-at-least="0.494cm"/>
    </style:style>
    <style:style style:name="Маркированный_20_список_20_1" style:display-name="Маркированный список 1" style:family="paragraph" style:parent-style-name="Маркированный_20_список1" style:list-style-name="WW8Num4">
      <style:paragraph-properties fo:margin-top="0cm" fo:margin-bottom="0cm" loext:contextual-spacing="false" fo:line-height="100%" fo:text-align="start" style:justify-single-word="false" style:text-autospace="ideograph-alpha" style:punctuation-wrap="hanging" style:vertical-align="auto">
        <style:tab-stops>
          <style:tab-stop style:position="0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Основной_20_первый" style:display-name="Основной первый" style:family="paragraph" style:parent-style-name="Text_20_body" style:next-style-name="Text_20_body">
      <style:paragraph-properties fo:margin-top="0.423cm" fo:margin-bottom="0cm" loext:contextual-spacing="false"/>
    </style:style>
    <style:style style:name="Список_20_с_20_дефисом" style:display-name="Список с дефисом" style:family="paragraph" style:parent-style-name="Маркированный_20_список1" style:list-style-name="">
      <style:paragraph-properties fo:margin-left="1.9cm" fo:margin-right="0cm" fo:text-indent="-0.63cm" style:auto-text-indent="false">
        <style:tab-stops>
          <style:tab-stop style:position="1.27cm"/>
          <style:tab-stop style:position="1.9cm"/>
          <style:tab-stop style:position="2cm"/>
        </style:tab-stops>
      </style:paragraph-properties>
    </style:style>
    <style:style style:name="Название_20_таблицы" style:display-name="Название таблицы" style:family="paragraph" style:next-style-name="Текст_20_в_20_таблице_20_центр">
      <style:paragraph-properties fo:margin-top="0.212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9pt" fo:language="ru" fo:country="RU" fo:font-style="italic" style:font-name-asian="Times New Roman" style:font-family-asian="'Times New Roman'" style:font-family-generic-asian="roman" style:font-pitch-asian="variable" style:font-size-asian="9pt" style:language-asian="zh" style:country-asian="CN" style:font-style-asian="italic" style:font-name-complex="Arial" style:font-family-complex="Arial" style:font-family-generic-complex="swiss" style:font-pitch-complex="variable" style:font-size-complex="9pt" style:language-complex="ar" style:country-complex="SA" style:font-style-complex="italic" fo:hyphenate="false" fo:hyphenation-remain-char-count="2" fo:hyphenation-push-char-count="2"/>
    </style:style>
    <style:style style:name="Текст_20_в_20_таблице_20_центр" style:display-name="Текст в таблице центр" style:family="paragraph">
      <style:paragraph-properties fo:margin-top="0.106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Стиль1_20_Знак" style:display-name="Стиль1 Знак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Продолжение_20_таблицы" style:display-name="Продолжение таблицы" style:family="paragraph" style:parent-style-name="Standard">
      <style:text-properties fo:font-size="14pt" style:font-size-asian="14pt" style:font-size-complex="10pt"/>
    </style:style>
    <style:style style:name="Заголовок_20_3_20_пункта" style:display-name="Заголовок 3 пункта" style:family="paragraph" style:parent-style-name="Heading_20_3">
      <style:text-properties fo:font-style="normal" fo:font-weight="normal" style:font-style-asian="normal" style:font-weight-asian="normal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Маркированный_20_список_20_31" style:display-name="Маркированный список 31" style:family="paragraph" style:parent-style-name="Standard" style:list-style-name="WW8Num5">
      <style:paragraph-properties fo:margin-left="1.588cm" fo:margin-right="0cm" fo:text-align="justify" style:justify-single-word="false" fo:orphans="0" fo:widows="0" fo:text-indent="0cm" style:auto-text-indent="false">
        <style:tab-stops>
          <style:tab-stop style:position="1.27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2" style:family="text">
      <style:text-properties fo:font-size="10pt" style:font-size-asian="10pt" style:font-size-complex="10pt"/>
    </style:style>
    <style:style style:name="WW8Num6z0" style:family="text">
      <style:text-properties style:font-name="Arial CYR" fo:font-family="'Arial CYR'" style:font-family-generic="swiss" style:font-pitch="variable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Основной_20_шрифт_20_абзаца" style:display-name="Основной шрифт абзаца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4pt" fo:language="ru" fo:country="RU" style:font-size-asian="14pt" style:font-name-complex="Courier New" style:font-family-complex="'Courier New'" style:font-family-generic-complex="modern" style:font-size-complex="14pt"/>
    </style:style>
    <style:style style:name="WW8Num8z2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8z3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Основной_20_шрифт_20_абзаца2" style:display-name="Основной шрифт абзаца2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8z0" style:family="text"/>
    <style:style style:name="WW8Num18z1" style:family="text">
      <style:text-properties fo:font-size="12pt" fo:font-weight="normal" style:font-size-asian="12pt" style:font-weight-asian="normal" style:font-size-complex="12pt"/>
    </style:style>
    <style:style style:name="WW8Num19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0z2" style:family="text">
      <style:text-properties fo:font-size="10pt" style:font-size-asian="10pt" style:font-size-complex="10pt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fo:font-weight="bold" style:font-weight-asian="bold"/>
    </style:style>
    <style:style style:name="WW8Num22z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WW8Num22z2" style:family="text"/>
    <style:style style:name="WW8Num23z0" style:family="text"/>
    <style:style style:name="WW8Num24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Arial CYR" fo:font-family="'Arial CYR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 CYR" style:font-family-complex="'Arial CYR'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9z0" style:family="text"/>
    <style:style style:name="WW8Num29z1" style:family="text">
      <style:text-properties fo:font-size="16pt" style:font-size-asian="16pt" style:font-size-complex="16pt"/>
    </style:style>
    <style:style style:name="WW8Num29z2" style:family="text">
      <style:text-properties fo:font-size="14pt" style:font-size-asian="14pt" style:font-size-complex="14pt"/>
    </style:style>
    <style:style style:name="WW8Num29z3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/>
    <style:style style:name="WW8Num37z0" style:family="text"/>
    <style:style style:name="WW8Num38z0" style:family="text"/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format="1" text:start-value="3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cm" fo:text-indent="-0.699cm" fo:margin-left="3.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953cm" fo:margin-left="1.2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5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493cm" fo:text-indent="-1.905cm" fo:margin-left="3.493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4.763cm" fo:text-indent="-2.54cm" fo:margin-left="4.763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  <style:text-properties style:font-name="Arial CY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←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1.113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meta:initial-creator>1</meta:initial-creator>
    <meta:creation-date>2018-02-27T13:00:00</meta:creation-date>
    <dc:date>2018-12-21T17:43:38.477000000</dc:date>
    <meta:print-date>2018-12-21T14:13:14.477000000</meta:print-date>
    <meta:editing-cycles>25</meta:editing-cycles>
    <meta:editing-duration>PT8H28M43S</meta:editing-duration>
    <meta:generator>LibreOffice/6.0.1.1$Windows_X86_64 LibreOffice_project/60bfb1526849283ce2491346ed2aa51c465abfe6</meta:generator>
    <meta:document-statistic meta:table-count="7" meta:image-count="0" meta:object-count="0" meta:page-count="11" meta:paragraph-count="358" meta:word-count="1633" meta:character-count="11679" meta:non-whitespace-character-count="9468"/>
  </office:meta>
</office:document-meta>
</file>